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8" table:default-cell-style-name="ce1"/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ucker</text:p>
          </table:table-cell>
          <table:table-cell table:style-name="Default" office:value-type="string" calcext:value-type="string">
            <text:p>Noob</text:p>
          </table:table-cell>
          <table:table-cell table:style-name="Default" office:value-type="string" calcext:value-type="string">
            <text:p>Nin-noob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Moderate</text:p>
          </table:table-cell>
          <table:table-cell table:style-name="Default" office:value-type="string" calcext:value-type="string">
            <text:p>Expert</text:p>
          </table:table-cell>
          <table:table-cell table:style-name="Default" office:value-type="string" calcext:value-type="string">
            <text:p>Awesome</text:p>
          </table:table-cell>
          <table:table-cell table:style-name="Default" office:value-type="string" calcext:value-type="string">
            <text:p>Eli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Multiplier \tot</text:p>
          </table:table-cell>
          <table:table-cell table:style-name="Default" table:formula="of:=FLOOR([.F3]+[.F2]/2;1)" office:value-type="float" office:value="2" calcext:value-type="float">
            <text:p>2</text:p>
          </table:table-cell>
          <table:table-cell table:style-name="Default" table:formula="of:=FLOOR([.G3]+[.G2]/2;1)" office:value-type="float" office:value="4" calcext:value-type="float">
            <text:p>4</text:p>
          </table:table-cell>
          <table:table-cell table:style-name="Default" table:formula="of:=FLOOR([.H3]+[.H2]/2;1)" office:value-type="float" office:value="6" calcext:value-type="float">
            <text:p>6</text:p>
          </table:table-cell>
          <table:table-cell table:style-name="Default" table:formula="of:=FLOOR([.I3]+[.I2]/2;1)" office:value-type="float" office:value="7" calcext:value-type="float">
            <text:p>7</text:p>
          </table:table-cell>
          <table:table-cell table:style-name="Default" table:formula="of:=FLOOR([.J3]+[.J2]/2;1)" office:value-type="float" office:value="10" calcext:value-type="float">
            <text:p>10</text:p>
          </table:table-cell>
          <table:table-cell table:style-name="Default" table:formula="of:=FLOOR([.K3]+[.K2]/2;1)" office:value-type="float" office:value="13" calcext:value-type="float">
            <text:p>13</text:p>
          </table:table-cell>
          <table:table-cell table:style-name="Default" table:formula="of:=FLOOR([.L3]+[.L2]/2;1)" office:value-type="float" office:value="18" calcext:value-type="float">
            <text:p>18</text:p>
          </table:table-cell>
          <table:table-cell table:style-name="Default" table:formula="of:=FLOOR([.M3]+[.M2]/2;1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IF(FLOOR([.F$4]*[.$E5];1)+[.$B5]&lt;[.$C5]; FLOOR([.F$4]*[.$E5];1)+[.$B5];IF(FLOOR((FLOOR([.F$4]*[.$E5];1)+[.$B5]+[.$C5])/2;1)&gt;[.$D5];[.$D5];FLOOR((FLOOR([.F$4]*[.$E5];1)+[.$B5]+[.$C5])/2;1)))" office:value-type="float" office:value="7" calcext:value-type="float">
            <text:p>7</text:p>
          </table:table-cell>
          <table:table-cell table:formula="of:=IF(FLOOR([.G$4]*[.$E5];1)+[.$B5]&lt;[.$C5]; FLOOR([.G$4]*[.$E5];1)+[.$B5];IF(FLOOR((FLOOR([.G$4]*[.$E5];1)+[.$B5]+[.$C5])/2;1)&gt;[.$D5];[.$D5];FLOOR((FLOOR([.G$4]*[.$E5];1)+[.$B5]+[.$C5])/2;1)))" office:value-type="float" office:value="7" calcext:value-type="float">
            <text:p>7</text:p>
          </table:table-cell>
          <table:table-cell table:formula="of:=IF(FLOOR([.H$4]*[.$E5];1)+[.$B5]&lt;[.$C5]; FLOOR([.H$4]*[.$E5];1)+[.$B5];IF(FLOOR((FLOOR([.H$4]*[.$E5];1)+[.$B5]+[.$C5])/2;1)&gt;[.$D5];[.$D5];FLOOR((FLOOR([.H$4]*[.$E5];1)+[.$B5]+[.$C5])/2;1)))" office:value-type="float" office:value="8" calcext:value-type="float">
            <text:p>8</text:p>
          </table:table-cell>
          <table:table-cell table:formula="of:=IF(FLOOR([.I$4]*[.$E5];1)+[.$B5]&lt;[.$C5]; FLOOR([.I$4]*[.$E5];1)+[.$B5];IF(FLOOR((FLOOR([.I$4]*[.$E5];1)+[.$B5]+[.$C5])/2;1)&gt;[.$D5];[.$D5];FLOOR((FLOOR([.I$4]*[.$E5];1)+[.$B5]+[.$C5])/2;1)))" office:value-type="float" office:value="8" calcext:value-type="float">
            <text:p>8</text:p>
          </table:table-cell>
          <table:table-cell table:formula="of:=IF(FLOOR([.J$4]*[.$E5];1)+[.$B5]&lt;[.$C5]; FLOOR([.J$4]*[.$E5];1)+[.$B5];IF(FLOOR((FLOOR([.J$4]*[.$E5];1)+[.$B5]+[.$C5])/2;1)&gt;[.$D5];[.$D5];FLOOR((FLOOR([.J$4]*[.$E5];1)+[.$B5]+[.$C5])/2;1)))" office:value-type="float" office:value="9" calcext:value-type="float">
            <text:p>9</text:p>
          </table:table-cell>
          <table:table-cell table:formula="of:=IF(FLOOR([.K$4]*[.$E5];1)+[.$B5]&lt;[.$C5]; FLOOR([.K$4]*[.$E5];1)+[.$B5];IF(FLOOR((FLOOR([.K$4]*[.$E5];1)+[.$B5]+[.$C5])/2;1)&gt;[.$D5];[.$D5];FLOOR((FLOOR([.K$4]*[.$E5];1)+[.$B5]+[.$C5])/2;1)))" office:value-type="float" office:value="9" calcext:value-type="float">
            <text:p>9</text:p>
          </table:table-cell>
          <table:table-cell table:formula="of:=IF(FLOOR([.L$4]*[.$E5];1)+[.$B5]&lt;[.$C5]; FLOOR([.L$4]*[.$E5];1)+[.$B5];IF(FLOOR((FLOOR([.L$4]*[.$E5];1)+[.$B5]+[.$C5])/2;1)&gt;[.$D5];[.$D5];FLOOR((FLOOR([.L$4]*[.$E5];1)+[.$B5]+[.$C5])/2;1)))" office:value-type="float" office:value="10" calcext:value-type="float">
            <text:p>10</text:p>
          </table:table-cell>
          <table:table-cell table:formula="of:=IF(FLOOR([.M$4]*[.$E5];1)+[.$B5]&lt;[.$C5]; FLOOR([.M$4]*[.$E5];1)+[.$B5];IF(FLOOR((FLOOR([.M$4]*[.$E5];1)+[.$B5]+[.$C5])/2;1)&gt;[.$D5];[.$D5];FLOOR((FLOOR([.M$4]*[.$E5];1)+[.$B5]+[.$C5])/2;1)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g Dod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IF(FLOOR([.F$4]*[.$E6];1)+[.$B6]&lt;[.$C6]; FLOOR([.F$4]*[.$E6];1)+[.$B6];IF(FLOOR((FLOOR([.F$4]*[.$E6];1)+[.$B6]+[.$C6])/2;1)&gt;[.$D6];[.$D6];FLOOR((FLOOR([.F$4]*[.$E6];1)+[.$B6]+[.$C6])/2;1)))" office:value-type="float" office:value="4" calcext:value-type="float">
            <text:p>4</text:p>
          </table:table-cell>
          <table:table-cell table:formula="of:=IF(FLOOR([.G$4]*[.$E6];1)+[.$B6]&lt;[.$C6]; FLOOR([.G$4]*[.$E6];1)+[.$B6];IF(FLOOR((FLOOR([.G$4]*[.$E6];1)+[.$B6]+[.$C6])/2;1)&gt;[.$D6];[.$D6];FLOOR((FLOOR([.G$4]*[.$E6];1)+[.$B6]+[.$C6])/2;1)))" office:value-type="float" office:value="4" calcext:value-type="float">
            <text:p>4</text:p>
          </table:table-cell>
          <table:table-cell table:formula="of:=IF(FLOOR([.H$4]*[.$E6];1)+[.$B6]&lt;[.$C6]; FLOOR([.H$4]*[.$E6];1)+[.$B6];IF(FLOOR((FLOOR([.H$4]*[.$E6];1)+[.$B6]+[.$C6])/2;1)&gt;[.$D6];[.$D6];FLOOR((FLOOR([.H$4]*[.$E6];1)+[.$B6]+[.$C6])/2;1)))" office:value-type="float" office:value="5" calcext:value-type="float">
            <text:p>5</text:p>
          </table:table-cell>
          <table:table-cell table:formula="of:=IF(FLOOR([.I$4]*[.$E6];1)+[.$B6]&lt;[.$C6]; FLOOR([.I$4]*[.$E6];1)+[.$B6];IF(FLOOR((FLOOR([.I$4]*[.$E6];1)+[.$B6]+[.$C6])/2;1)&gt;[.$D6];[.$D6];FLOOR((FLOOR([.I$4]*[.$E6];1)+[.$B6]+[.$C6])/2;1)))" office:value-type="float" office:value="5" calcext:value-type="float">
            <text:p>5</text:p>
          </table:table-cell>
          <table:table-cell table:formula="of:=IF(FLOOR([.J$4]*[.$E6];1)+[.$B6]&lt;[.$C6]; FLOOR([.J$4]*[.$E6];1)+[.$B6];IF(FLOOR((FLOOR([.J$4]*[.$E6];1)+[.$B6]+[.$C6])/2;1)&gt;[.$D6];[.$D6];FLOOR((FLOOR([.J$4]*[.$E6];1)+[.$B6]+[.$C6])/2;1)))" office:value-type="float" office:value="6" calcext:value-type="float">
            <text:p>6</text:p>
          </table:table-cell>
          <table:table-cell table:formula="of:=IF(FLOOR([.K$4]*[.$E6];1)+[.$B6]&lt;[.$C6]; FLOOR([.K$4]*[.$E6];1)+[.$B6];IF(FLOOR((FLOOR([.K$4]*[.$E6];1)+[.$B6]+[.$C6])/2;1)&gt;[.$D6];[.$D6];FLOOR((FLOOR([.K$4]*[.$E6];1)+[.$B6]+[.$C6])/2;1)))" office:value-type="float" office:value="6" calcext:value-type="float">
            <text:p>6</text:p>
          </table:table-cell>
          <table:table-cell table:formula="of:=IF(FLOOR([.L$4]*[.$E6];1)+[.$B6]&lt;[.$C6]; FLOOR([.L$4]*[.$E6];1)+[.$B6];IF(FLOOR((FLOOR([.L$4]*[.$E6];1)+[.$B6]+[.$C6])/2;1)&gt;[.$D6];[.$D6];FLOOR((FLOOR([.L$4]*[.$E6];1)+[.$B6]+[.$C6])/2;1)))" office:value-type="float" office:value="6" calcext:value-type="float">
            <text:p>6</text:p>
          </table:table-cell>
          <table:table-cell table:formula="of:=IF(FLOOR([.M$4]*[.$E6];1)+[.$B6]&lt;[.$C6]; FLOOR([.M$4]*[.$E6];1)+[.$B6];IF(FLOOR((FLOOR([.M$4]*[.$E6];1)+[.$B6]+[.$C6])/2;1)&gt;[.$D6];[.$D6];FLOOR((FLOOR([.M$4]*[.$E6];1)+[.$B6]+[.$C6])/2;1)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MMW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FLOOR([.F$4]*[.$E7];1)+[.$B7]&lt;[.$C7]; FLOOR([.F$4]*[.$E7];1)+[.$B7];IF(FLOOR((FLOOR([.F$4]*[.$E7];1)+[.$B7]+[.$C7])/2;1)&gt;[.$D7];[.$D7];FLOOR((FLOOR([.F$4]*[.$E7];1)+[.$B7]+[.$C7])/2;1)))" office:value-type="float" office:value="3" calcext:value-type="float">
            <text:p>3</text:p>
          </table:table-cell>
          <table:table-cell table:formula="of:=IF(FLOOR([.G$4]*[.$E7];1)+[.$B7]&lt;[.$C7]; FLOOR([.G$4]*[.$E7];1)+[.$B7];IF(FLOOR((FLOOR([.G$4]*[.$E7];1)+[.$B7]+[.$C7])/2;1)&gt;[.$D7];[.$D7];FLOOR((FLOOR([.G$4]*[.$E7];1)+[.$B7]+[.$C7])/2;1)))" office:value-type="float" office:value="5" calcext:value-type="float">
            <text:p>5</text:p>
          </table:table-cell>
          <table:table-cell table:formula="of:=IF(FLOOR([.H$4]*[.$E7];1)+[.$B7]&lt;[.$C7]; FLOOR([.H$4]*[.$E7];1)+[.$B7];IF(FLOOR((FLOOR([.H$4]*[.$E7];1)+[.$B7]+[.$C7])/2;1)&gt;[.$D7];[.$D7];FLOOR((FLOOR([.H$4]*[.$E7];1)+[.$B7]+[.$C7])/2;1)))" office:value-type="float" office:value="6" calcext:value-type="float">
            <text:p>6</text:p>
          </table:table-cell>
          <table:table-cell table:formula="of:=IF(FLOOR([.I$4]*[.$E7];1)+[.$B7]&lt;[.$C7]; FLOOR([.I$4]*[.$E7];1)+[.$B7];IF(FLOOR((FLOOR([.I$4]*[.$E7];1)+[.$B7]+[.$C7])/2;1)&gt;[.$D7];[.$D7];FLOOR((FLOOR([.I$4]*[.$E7];1)+[.$B7]+[.$C7])/2;1)))" office:value-type="float" office:value="7" calcext:value-type="float">
            <text:p>7</text:p>
          </table:table-cell>
          <table:table-cell table:formula="of:=IF(FLOOR([.J$4]*[.$E7];1)+[.$B7]&lt;[.$C7]; FLOOR([.J$4]*[.$E7];1)+[.$B7];IF(FLOOR((FLOOR([.J$4]*[.$E7];1)+[.$B7]+[.$C7])/2;1)&gt;[.$D7];[.$D7];FLOOR((FLOOR([.J$4]*[.$E7];1)+[.$B7]+[.$C7])/2;1)))" office:value-type="float" office:value="8" calcext:value-type="float">
            <text:p>8</text:p>
          </table:table-cell>
          <table:table-cell table:formula="of:=IF(FLOOR([.K$4]*[.$E7];1)+[.$B7]&lt;[.$C7]; FLOOR([.K$4]*[.$E7];1)+[.$B7];IF(FLOOR((FLOOR([.K$4]*[.$E7];1)+[.$B7]+[.$C7])/2;1)&gt;[.$D7];[.$D7];FLOOR((FLOOR([.K$4]*[.$E7];1)+[.$B7]+[.$C7])/2;1)))" office:value-type="float" office:value="10" calcext:value-type="float">
            <text:p>10</text:p>
          </table:table-cell>
          <table:table-cell table:formula="of:=IF(FLOOR([.L$4]*[.$E7];1)+[.$B7]&lt;[.$C7]; FLOOR([.L$4]*[.$E7];1)+[.$B7];IF(FLOOR((FLOOR([.L$4]*[.$E7];1)+[.$B7]+[.$C7])/2;1)&gt;[.$D7];[.$D7];FLOOR((FLOOR([.L$4]*[.$E7];1)+[.$B7]+[.$C7])/2;1)))" office:value-type="float" office:value="12" calcext:value-type="float">
            <text:p>12</text:p>
          </table:table-cell>
          <table:table-cell table:formula="of:=IF(FLOOR([.M$4]*[.$E7];1)+[.$B7]&lt;[.$C7]; FLOOR([.M$4]*[.$E7];1)+[.$B7];IF(FLOOR((FLOOR([.M$4]*[.$E7];1)+[.$B7]+[.$C7])/2;1)&gt;[.$D7];[.$D7];FLOOR((FLOOR([.M$4]*[.$E7];1)+[.$B7]+[.$C7])/2;1)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FLOOR([.F$4]*[.$E8];1)+[.$B8]&lt;[.$C8]; FLOOR([.F$4]*[.$E8];1)+[.$B8];IF(FLOOR((FLOOR([.F$4]*[.$E8];1)+[.$B8]+[.$C8])/2;1)&gt;[.$D8];[.$D8];FLOOR((FLOOR([.F$4]*[.$E8];1)+[.$B8]+[.$C8])/2;1)))" office:value-type="float" office:value="2" calcext:value-type="float">
            <text:p>2</text:p>
          </table:table-cell>
          <table:table-cell table:formula="of:=IF(FLOOR([.G$4]*[.$E8];1)+[.$B8]&lt;[.$C8]; FLOOR([.G$4]*[.$E8];1)+[.$B8];IF(FLOOR((FLOOR([.G$4]*[.$E8];1)+[.$B8]+[.$C8])/2;1)&gt;[.$D8];[.$D8];FLOOR((FLOOR([.G$4]*[.$E8];1)+[.$B8]+[.$C8])/2;1)))" office:value-type="float" office:value="4" calcext:value-type="float">
            <text:p>4</text:p>
          </table:table-cell>
          <table:table-cell table:formula="of:=IF(FLOOR([.H$4]*[.$E8];1)+[.$B8]&lt;[.$C8]; FLOOR([.H$4]*[.$E8];1)+[.$B8];IF(FLOOR((FLOOR([.H$4]*[.$E8];1)+[.$B8]+[.$C8])/2;1)&gt;[.$D8];[.$D8];FLOOR((FLOOR([.H$4]*[.$E8];1)+[.$B8]+[.$C8])/2;1)))" office:value-type="float" office:value="5" calcext:value-type="float">
            <text:p>5</text:p>
          </table:table-cell>
          <table:table-cell table:formula="of:=IF(FLOOR([.I$4]*[.$E8];1)+[.$B8]&lt;[.$C8]; FLOOR([.I$4]*[.$E8];1)+[.$B8];IF(FLOOR((FLOOR([.I$4]*[.$E8];1)+[.$B8]+[.$C8])/2;1)&gt;[.$D8];[.$D8];FLOOR((FLOOR([.I$4]*[.$E8];1)+[.$B8]+[.$C8])/2;1)))" office:value-type="float" office:value="6" calcext:value-type="float">
            <text:p>6</text:p>
          </table:table-cell>
          <table:table-cell table:formula="of:=IF(FLOOR([.J$4]*[.$E8];1)+[.$B8]&lt;[.$C8]; FLOOR([.J$4]*[.$E8];1)+[.$B8];IF(FLOOR((FLOOR([.J$4]*[.$E8];1)+[.$B8]+[.$C8])/2;1)&gt;[.$D8];[.$D8];FLOOR((FLOOR([.J$4]*[.$E8];1)+[.$B8]+[.$C8])/2;1)))" office:value-type="float" office:value="7" calcext:value-type="float">
            <text:p>7</text:p>
          </table:table-cell>
          <table:table-cell table:formula="of:=IF(FLOOR([.K$4]*[.$E8];1)+[.$B8]&lt;[.$C8]; FLOOR([.K$4]*[.$E8];1)+[.$B8];IF(FLOOR((FLOOR([.K$4]*[.$E8];1)+[.$B8]+[.$C8])/2;1)&gt;[.$D8];[.$D8];FLOOR((FLOOR([.K$4]*[.$E8];1)+[.$B8]+[.$C8])/2;1)))" office:value-type="float" office:value="9" calcext:value-type="float">
            <text:p>9</text:p>
          </table:table-cell>
          <table:table-cell table:formula="of:=IF(FLOOR([.L$4]*[.$E8];1)+[.$B8]&lt;[.$C8]; FLOOR([.L$4]*[.$E8];1)+[.$B8];IF(FLOOR((FLOOR([.L$4]*[.$E8];1)+[.$B8]+[.$C8])/2;1)&gt;[.$D8];[.$D8];FLOOR((FLOOR([.L$4]*[.$E8];1)+[.$B8]+[.$C8])/2;1)))" office:value-type="float" office:value="11" calcext:value-type="float">
            <text:p>11</text:p>
          </table:table-cell>
          <table:table-cell table:formula="of:=IF(FLOOR([.M$4]*[.$E8];1)+[.$B8]&lt;[.$C8]; FLOOR([.M$4]*[.$E8];1)+[.$B8];IF(FLOOR((FLOOR([.M$4]*[.$E8];1)+[.$B8]+[.$C8])/2;1)&gt;[.$D8];[.$D8];FLOOR((FLOOR([.M$4]*[.$E8];1)+[.$B8]+[.$C8])/2;1)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ee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FLOOR([.F$4]*[.$E9];1)+[.$B9]&lt;[.$C9]; FLOOR([.F$4]*[.$E9];1)+[.$B9];IF(FLOOR((FLOOR([.F$4]*[.$E9];1)+[.$B9]+[.$C9])/2;1)&gt;[.$D9];[.$D9];FLOOR((FLOOR([.F$4]*[.$E9];1)+[.$B9]+[.$C9])/2;1)))" office:value-type="float" office:value="4" calcext:value-type="float">
            <text:p>4</text:p>
          </table:table-cell>
          <table:table-cell table:formula="of:=IF(FLOOR([.G$4]*[.$E9];1)+[.$B9]&lt;[.$C9]; FLOOR([.G$4]*[.$E9];1)+[.$B9];IF(FLOOR((FLOOR([.G$4]*[.$E9];1)+[.$B9]+[.$C9])/2;1)&gt;[.$D9];[.$D9];FLOOR((FLOOR([.G$4]*[.$E9];1)+[.$B9]+[.$C9])/2;1)))" office:value-type="float" office:value="6" calcext:value-type="float">
            <text:p>6</text:p>
          </table:table-cell>
          <table:table-cell table:formula="of:=IF(FLOOR([.H$4]*[.$E9];1)+[.$B9]&lt;[.$C9]; FLOOR([.H$4]*[.$E9];1)+[.$B9];IF(FLOOR((FLOOR([.H$4]*[.$E9];1)+[.$B9]+[.$C9])/2;1)&gt;[.$D9];[.$D9];FLOOR((FLOOR([.H$4]*[.$E9];1)+[.$B9]+[.$C9])/2;1)))" office:value-type="float" office:value="7" calcext:value-type="float">
            <text:p>7</text:p>
          </table:table-cell>
          <table:table-cell table:formula="of:=IF(FLOOR([.I$4]*[.$E9];1)+[.$B9]&lt;[.$C9]; FLOOR([.I$4]*[.$E9];1)+[.$B9];IF(FLOOR((FLOOR([.I$4]*[.$E9];1)+[.$B9]+[.$C9])/2;1)&gt;[.$D9];[.$D9];FLOOR((FLOOR([.I$4]*[.$E9];1)+[.$B9]+[.$C9])/2;1)))" office:value-type="float" office:value="7" calcext:value-type="float">
            <text:p>7</text:p>
          </table:table-cell>
          <table:table-cell table:formula="of:=IF(FLOOR([.J$4]*[.$E9];1)+[.$B9]&lt;[.$C9]; FLOOR([.J$4]*[.$E9];1)+[.$B9];IF(FLOOR((FLOOR([.J$4]*[.$E9];1)+[.$B9]+[.$C9])/2;1)&gt;[.$D9];[.$D9];FLOOR((FLOOR([.J$4]*[.$E9];1)+[.$B9]+[.$C9])/2;1)))" office:value-type="float" office:value="9" calcext:value-type="float">
            <text:p>9</text:p>
          </table:table-cell>
          <table:table-cell table:formula="of:=IF(FLOOR([.K$4]*[.$E9];1)+[.$B9]&lt;[.$C9]; FLOOR([.K$4]*[.$E9];1)+[.$B9];IF(FLOOR((FLOOR([.K$4]*[.$E9];1)+[.$B9]+[.$C9])/2;1)&gt;[.$D9];[.$D9];FLOOR((FLOOR([.K$4]*[.$E9];1)+[.$B9]+[.$C9])/2;1)))" office:value-type="float" office:value="10" calcext:value-type="float">
            <text:p>10</text:p>
          </table:table-cell>
          <table:table-cell table:formula="of:=IF(FLOOR([.L$4]*[.$E9];1)+[.$B9]&lt;[.$C9]; FLOOR([.L$4]*[.$E9];1)+[.$B9];IF(FLOOR((FLOOR([.L$4]*[.$E9];1)+[.$B9]+[.$C9])/2;1)&gt;[.$D9];[.$D9];FLOOR((FLOOR([.L$4]*[.$E9];1)+[.$B9]+[.$C9])/2;1)))" office:value-type="float" office:value="13" calcext:value-type="float">
            <text:p>13</text:p>
          </table:table-cell>
          <table:table-cell table:formula="of:=IF(FLOOR([.M$4]*[.$E9];1)+[.$B9]&lt;[.$C9]; FLOOR([.M$4]*[.$E9];1)+[.$B9];IF(FLOOR((FLOOR([.M$4]*[.$E9];1)+[.$B9]+[.$C9])/2;1)&gt;[.$D9];[.$D9];FLOOR((FLOOR([.M$4]*[.$E9];1)+[.$B9]+[.$C9])/2;1))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table:formula="of:=IF(FLOOR([.F$4]*[.$E10];1)+[.$B10]&lt;[.$C10]; FLOOR([.F$4]*[.$E10];1)+[.$B10];IF(FLOOR((FLOOR([.F$4]*[.$E10];1)+[.$B10]+[.$C10])/2;1)&gt;[.$D10];[.$D10];FLOOR((FLOOR([.F$4]*[.$E10];1)+[.$B10]+[.$C10])/2;1)))" office:value-type="float" office:value="4" calcext:value-type="float">
            <text:p>4</text:p>
          </table:table-cell>
          <table:table-cell table:formula="of:=IF(FLOOR([.G$4]*[.$E10];1)+[.$B10]&lt;[.$C10]; FLOOR([.G$4]*[.$E10];1)+[.$B10];IF(FLOOR((FLOOR([.G$4]*[.$E10];1)+[.$B10]+[.$C10])/2;1)&gt;[.$D10];[.$D10];FLOOR((FLOOR([.G$4]*[.$E10];1)+[.$B10]+[.$C10])/2;1)))" office:value-type="float" office:value="5" calcext:value-type="float">
            <text:p>5</text:p>
          </table:table-cell>
          <table:table-cell table:formula="of:=IF(FLOOR([.H$4]*[.$E10];1)+[.$B10]&lt;[.$C10]; FLOOR([.H$4]*[.$E10];1)+[.$B10];IF(FLOOR((FLOOR([.H$4]*[.$E10];1)+[.$B10]+[.$C10])/2;1)&gt;[.$D10];[.$D10];FLOOR((FLOOR([.H$4]*[.$E10];1)+[.$B10]+[.$C10])/2;1)))" office:value-type="float" office:value="6" calcext:value-type="float">
            <text:p>6</text:p>
          </table:table-cell>
          <table:table-cell table:formula="of:=IF(FLOOR([.I$4]*[.$E10];1)+[.$B10]&lt;[.$C10]; FLOOR([.I$4]*[.$E10];1)+[.$B10];IF(FLOOR((FLOOR([.I$4]*[.$E10];1)+[.$B10]+[.$C10])/2;1)&gt;[.$D10];[.$D10];FLOOR((FLOOR([.I$4]*[.$E10];1)+[.$B10]+[.$C10])/2;1)))" office:value-type="float" office:value="6" calcext:value-type="float">
            <text:p>6</text:p>
          </table:table-cell>
          <table:table-cell table:formula="of:=IF(FLOOR([.J$4]*[.$E10];1)+[.$B10]&lt;[.$C10]; FLOOR([.J$4]*[.$E10];1)+[.$B10];IF(FLOOR((FLOOR([.J$4]*[.$E10];1)+[.$B10]+[.$C10])/2;1)&gt;[.$D10];[.$D10];FLOOR((FLOOR([.J$4]*[.$E10];1)+[.$B10]+[.$C10])/2;1)))" office:value-type="float" office:value="7" calcext:value-type="float">
            <text:p>7</text:p>
          </table:table-cell>
          <table:table-cell table:formula="of:=IF(FLOOR([.K$4]*[.$E10];1)+[.$B10]&lt;[.$C10]; FLOOR([.K$4]*[.$E10];1)+[.$B10];IF(FLOOR((FLOOR([.K$4]*[.$E10];1)+[.$B10]+[.$C10])/2;1)&gt;[.$D10];[.$D10];FLOOR((FLOOR([.K$4]*[.$E10];1)+[.$B10]+[.$C10])/2;1)))" office:value-type="float" office:value="8" calcext:value-type="float">
            <text:p>8</text:p>
          </table:table-cell>
          <table:table-cell table:formula="of:=IF(FLOOR([.L$4]*[.$E10];1)+[.$B10]&lt;[.$C10]; FLOOR([.L$4]*[.$E10];1)+[.$B10];IF(FLOOR((FLOOR([.L$4]*[.$E10];1)+[.$B10]+[.$C10])/2;1)&gt;[.$D10];[.$D10];FLOOR((FLOOR([.L$4]*[.$E10];1)+[.$B10]+[.$C10])/2;1)))" office:value-type="float" office:value="10" calcext:value-type="float">
            <text:p>10</text:p>
          </table:table-cell>
          <table:table-cell table:formula="of:=IF(FLOOR([.M$4]*[.$E10];1)+[.$B10]&lt;[.$C10]; FLOOR([.M$4]*[.$E10];1)+[.$B10];IF(FLOOR((FLOOR([.M$4]*[.$E10];1)+[.$B10]+[.$C10])/2;1)&gt;[.$D10];[.$D10];FLOOR((FLOOR([.M$4]*[.$E10];1)+[.$B10]+[.$C10])/2;1)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table:formula="of:=IF(FLOOR([.F$4]*[.$E11];1)+[.$B11]&lt;[.$C11]; FLOOR([.F$4]*[.$E11];1)+[.$B11];IF(FLOOR((FLOOR([.F$4]*[.$E11];1)+[.$B11]+[.$C11])/2;1)&gt;[.$D11];[.$D11];FLOOR((FLOOR([.F$4]*[.$E11];1)+[.$B11]+[.$C11])/2;1)))" office:value-type="float" office:value="4" calcext:value-type="float">
            <text:p>4</text:p>
          </table:table-cell>
          <table:table-cell table:formula="of:=IF(FLOOR([.G$4]*[.$E11];1)+[.$B11]&lt;[.$C11]; FLOOR([.G$4]*[.$E11];1)+[.$B11];IF(FLOOR((FLOOR([.G$4]*[.$E11];1)+[.$B11]+[.$C11])/2;1)&gt;[.$D11];[.$D11];FLOOR((FLOOR([.G$4]*[.$E11];1)+[.$B11]+[.$C11])/2;1)))" office:value-type="float" office:value="5" calcext:value-type="float">
            <text:p>5</text:p>
          </table:table-cell>
          <table:table-cell table:formula="of:=IF(FLOOR([.H$4]*[.$E11];1)+[.$B11]&lt;[.$C11]; FLOOR([.H$4]*[.$E11];1)+[.$B11];IF(FLOOR((FLOOR([.H$4]*[.$E11];1)+[.$B11]+[.$C11])/2;1)&gt;[.$D11];[.$D11];FLOOR((FLOOR([.H$4]*[.$E11];1)+[.$B11]+[.$C11])/2;1)))" office:value-type="float" office:value="6" calcext:value-type="float">
            <text:p>6</text:p>
          </table:table-cell>
          <table:table-cell table:formula="of:=IF(FLOOR([.I$4]*[.$E11];1)+[.$B11]&lt;[.$C11]; FLOOR([.I$4]*[.$E11];1)+[.$B11];IF(FLOOR((FLOOR([.I$4]*[.$E11];1)+[.$B11]+[.$C11])/2;1)&gt;[.$D11];[.$D11];FLOOR((FLOOR([.I$4]*[.$E11];1)+[.$B11]+[.$C11])/2;1)))" office:value-type="float" office:value="6" calcext:value-type="float">
            <text:p>6</text:p>
          </table:table-cell>
          <table:table-cell table:formula="of:=IF(FLOOR([.J$4]*[.$E11];1)+[.$B11]&lt;[.$C11]; FLOOR([.J$4]*[.$E11];1)+[.$B11];IF(FLOOR((FLOOR([.J$4]*[.$E11];1)+[.$B11]+[.$C11])/2;1)&gt;[.$D11];[.$D11];FLOOR((FLOOR([.J$4]*[.$E11];1)+[.$B11]+[.$C11])/2;1)))" office:value-type="float" office:value="7" calcext:value-type="float">
            <text:p>7</text:p>
          </table:table-cell>
          <table:table-cell table:formula="of:=IF(FLOOR([.K$4]*[.$E11];1)+[.$B11]&lt;[.$C11]; FLOOR([.K$4]*[.$E11];1)+[.$B11];IF(FLOOR((FLOOR([.K$4]*[.$E11];1)+[.$B11]+[.$C11])/2;1)&gt;[.$D11];[.$D11];FLOOR((FLOOR([.K$4]*[.$E11];1)+[.$B11]+[.$C11])/2;1)))" office:value-type="float" office:value="8" calcext:value-type="float">
            <text:p>8</text:p>
          </table:table-cell>
          <table:table-cell table:formula="of:=IF(FLOOR([.L$4]*[.$E11];1)+[.$B11]&lt;[.$C11]; FLOOR([.L$4]*[.$E11];1)+[.$B11];IF(FLOOR((FLOOR([.L$4]*[.$E11];1)+[.$B11]+[.$C11])/2;1)&gt;[.$D11];[.$D11];FLOOR((FLOOR([.L$4]*[.$E11];1)+[.$B11]+[.$C11])/2;1)))" office:value-type="float" office:value="10" calcext:value-type="float">
            <text:p>10</text:p>
          </table:table-cell>
          <table:table-cell table:formula="of:=IF(FLOOR([.M$4]*[.$E11];1)+[.$B11]&lt;[.$C11]; FLOOR([.M$4]*[.$E11];1)+[.$B11];IF(FLOOR((FLOOR([.M$4]*[.$E11];1)+[.$B11]+[.$C11])/2;1)&gt;[.$D11];[.$D11];FLOOR((FLOOR([.M$4]*[.$E11];1)+[.$B11]+[.$C11])/2;1))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FLOOR([.F$4]*[.$E12];1)+[.$B12]&lt;[.$C12]; FLOOR([.F$4]*[.$E12];1)+[.$B12];IF(FLOOR((FLOOR([.F$4]*[.$E12];1)+[.$B12]+[.$C12])/2;1)&gt;[.$D12];[.$D12];FLOOR((FLOOR([.F$4]*[.$E12];1)+[.$B12]+[.$C12])/2;1)))" office:value-type="float" office:value="4" calcext:value-type="float">
            <text:p>4</text:p>
          </table:table-cell>
          <table:table-cell table:formula="of:=IF(FLOOR([.G$4]*[.$E12];1)+[.$B12]&lt;[.$C12]; FLOOR([.G$4]*[.$E12];1)+[.$B12];IF(FLOOR((FLOOR([.G$4]*[.$E12];1)+[.$B12]+[.$C12])/2;1)&gt;[.$D12];[.$D12];FLOOR((FLOOR([.G$4]*[.$E12];1)+[.$B12]+[.$C12])/2;1)))" office:value-type="float" office:value="6" calcext:value-type="float">
            <text:p>6</text:p>
          </table:table-cell>
          <table:table-cell table:formula="of:=IF(FLOOR([.H$4]*[.$E12];1)+[.$B12]&lt;[.$C12]; FLOOR([.H$4]*[.$E12];1)+[.$B12];IF(FLOOR((FLOOR([.H$4]*[.$E12];1)+[.$B12]+[.$C12])/2;1)&gt;[.$D12];[.$D12];FLOOR((FLOOR([.H$4]*[.$E12];1)+[.$B12]+[.$C12])/2;1)))" office:value-type="float" office:value="7" calcext:value-type="float">
            <text:p>7</text:p>
          </table:table-cell>
          <table:table-cell table:formula="of:=IF(FLOOR([.I$4]*[.$E12];1)+[.$B12]&lt;[.$C12]; FLOOR([.I$4]*[.$E12];1)+[.$B12];IF(FLOOR((FLOOR([.I$4]*[.$E12];1)+[.$B12]+[.$C12])/2;1)&gt;[.$D12];[.$D12];FLOOR((FLOOR([.I$4]*[.$E12];1)+[.$B12]+[.$C12])/2;1)))" office:value-type="float" office:value="7" calcext:value-type="float">
            <text:p>7</text:p>
          </table:table-cell>
          <table:table-cell table:formula="of:=IF(FLOOR([.J$4]*[.$E12];1)+[.$B12]&lt;[.$C12]; FLOOR([.J$4]*[.$E12];1)+[.$B12];IF(FLOOR((FLOOR([.J$4]*[.$E12];1)+[.$B12]+[.$C12])/2;1)&gt;[.$D12];[.$D12];FLOOR((FLOOR([.J$4]*[.$E12];1)+[.$B12]+[.$C12])/2;1)))" office:value-type="float" office:value="9" calcext:value-type="float">
            <text:p>9</text:p>
          </table:table-cell>
          <table:table-cell table:formula="of:=IF(FLOOR([.K$4]*[.$E12];1)+[.$B12]&lt;[.$C12]; FLOOR([.K$4]*[.$E12];1)+[.$B12];IF(FLOOR((FLOOR([.K$4]*[.$E12];1)+[.$B12]+[.$C12])/2;1)&gt;[.$D12];[.$D12];FLOOR((FLOOR([.K$4]*[.$E12];1)+[.$B12]+[.$C12])/2;1)))" office:value-type="float" office:value="10" calcext:value-type="float">
            <text:p>10</text:p>
          </table:table-cell>
          <table:table-cell table:formula="of:=IF(FLOOR([.L$4]*[.$E12];1)+[.$B12]&lt;[.$C12]; FLOOR([.L$4]*[.$E12];1)+[.$B12];IF(FLOOR((FLOOR([.L$4]*[.$E12];1)+[.$B12]+[.$C12])/2;1)&gt;[.$D12];[.$D12];FLOOR((FLOOR([.L$4]*[.$E12];1)+[.$B12]+[.$C12])/2;1)))" office:value-type="float" office:value="13" calcext:value-type="float">
            <text:p>13</text:p>
          </table:table-cell>
          <table:table-cell table:formula="of:=IF(FLOOR([.M$4]*[.$E12];1)+[.$B12]&lt;[.$C12]; FLOOR([.M$4]*[.$E12];1)+[.$B12];IF(FLOOR((FLOOR([.M$4]*[.$E12];1)+[.$B12]+[.$C12])/2;1)&gt;[.$D12];[.$D12];FLOOR((FLOOR([.M$4]*[.$E12];1)+[.$B12]+[.$C12])/2;1)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.5" calcext:value-type="float">
            <text:p>1.5</text:p>
          </table:table-cell>
          <table:table-cell table:formula="of:=IF(FLOOR([.F$4]*[.$E13];1)+[.$B13]&lt;[.$C13]; FLOOR([.F$4]*[.$E13];1)+[.$B13];IF(FLOOR((FLOOR([.F$4]*[.$E13];1)+[.$B13]+[.$C13])/2;1)&gt;[.$D13];[.$D13];FLOOR((FLOOR([.F$4]*[.$E13];1)+[.$B13]+[.$C13])/2;1)))" office:value-type="float" office:value="4" calcext:value-type="float">
            <text:p>4</text:p>
          </table:table-cell>
          <table:table-cell table:formula="of:=IF(FLOOR([.G$4]*[.$E13];1)+[.$B13]&lt;[.$C13]; FLOOR([.G$4]*[.$E13];1)+[.$B13];IF(FLOOR((FLOOR([.G$4]*[.$E13];1)+[.$B13]+[.$C13])/2;1)&gt;[.$D13];[.$D13];FLOOR((FLOOR([.G$4]*[.$E13];1)+[.$B13]+[.$C13])/2;1)))" office:value-type="float" office:value="7" calcext:value-type="float">
            <text:p>7</text:p>
          </table:table-cell>
          <table:table-cell table:formula="of:=IF(FLOOR([.H$4]*[.$E13];1)+[.$B13]&lt;[.$C13]; FLOOR([.H$4]*[.$E13];1)+[.$B13];IF(FLOOR((FLOOR([.H$4]*[.$E13];1)+[.$B13]+[.$C13])/2;1)&gt;[.$D13];[.$D13];FLOOR((FLOOR([.H$4]*[.$E13];1)+[.$B13]+[.$C13])/2;1)))" office:value-type="float" office:value="10" calcext:value-type="float">
            <text:p>10</text:p>
          </table:table-cell>
          <table:table-cell table:formula="of:=IF(FLOOR([.I$4]*[.$E13];1)+[.$B13]&lt;[.$C13]; FLOOR([.I$4]*[.$E13];1)+[.$B13];IF(FLOOR((FLOOR([.I$4]*[.$E13];1)+[.$B13]+[.$C13])/2;1)&gt;[.$D13];[.$D13];FLOOR((FLOOR([.I$4]*[.$E13];1)+[.$B13]+[.$C13])/2;1)))" office:value-type="float" office:value="11" calcext:value-type="float">
            <text:p>11</text:p>
          </table:table-cell>
          <table:table-cell table:formula="of:=IF(FLOOR([.J$4]*[.$E13];1)+[.$B13]&lt;[.$C13]; FLOOR([.J$4]*[.$E13];1)+[.$B13];IF(FLOOR((FLOOR([.J$4]*[.$E13];1)+[.$B13]+[.$C13])/2;1)&gt;[.$D13];[.$D13];FLOOR((FLOOR([.J$4]*[.$E13];1)+[.$B13]+[.$C13])/2;1)))" office:value-type="float" office:value="13" calcext:value-type="float">
            <text:p>13</text:p>
          </table:table-cell>
          <table:table-cell table:formula="of:=IF(FLOOR([.K$4]*[.$E13];1)+[.$B13]&lt;[.$C13]; FLOOR([.K$4]*[.$E13];1)+[.$B13];IF(FLOOR((FLOOR([.K$4]*[.$E13];1)+[.$B13]+[.$C13])/2;1)&gt;[.$D13];[.$D13];FLOOR((FLOOR([.K$4]*[.$E13];1)+[.$B13]+[.$C13])/2;1)))" office:value-type="float" office:value="15" calcext:value-type="float">
            <text:p>15</text:p>
          </table:table-cell>
          <table:table-cell table:formula="of:=IF(FLOOR([.L$4]*[.$E13];1)+[.$B13]&lt;[.$C13]; FLOOR([.L$4]*[.$E13];1)+[.$B13];IF(FLOOR((FLOOR([.L$4]*[.$E13];1)+[.$B13]+[.$C13])/2;1)&gt;[.$D13];[.$D13];FLOOR((FLOOR([.L$4]*[.$E13];1)+[.$B13]+[.$C13])/2;1)))" office:value-type="float" office:value="19" calcext:value-type="float">
            <text:p>19</text:p>
          </table:table-cell>
          <table:table-cell table:formula="of:=IF(FLOOR([.M$4]*[.$E13];1)+[.$B13]&lt;[.$C13]; FLOOR([.M$4]*[.$E13];1)+[.$B13];IF(FLOOR((FLOOR([.M$4]*[.$E13];1)+[.$B13]+[.$C13])/2;1)&gt;[.$D13];[.$D13];FLOOR((FLOOR([.M$4]*[.$E13];1)+[.$B13]+[.$C13])/2;1))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.5" calcext:value-type="float">
            <text:p>1.5</text:p>
          </table:table-cell>
          <table:table-cell table:formula="of:=IF(FLOOR([.F$4]*[.$E14];1)+[.$B14]&lt;[.$C14]; FLOOR([.F$4]*[.$E14];1)+[.$B14];IF(FLOOR((FLOOR([.F$4]*[.$E14];1)+[.$B14]+[.$C14])/2;1)&gt;[.$D14];[.$D14];FLOOR((FLOOR([.F$4]*[.$E14];1)+[.$B14]+[.$C14])/2;1)))" office:value-type="float" office:value="4" calcext:value-type="float">
            <text:p>4</text:p>
          </table:table-cell>
          <table:table-cell table:formula="of:=IF(FLOOR([.G$4]*[.$E14];1)+[.$B14]&lt;[.$C14]; FLOOR([.G$4]*[.$E14];1)+[.$B14];IF(FLOOR((FLOOR([.G$4]*[.$E14];1)+[.$B14]+[.$C14])/2;1)&gt;[.$D14];[.$D14];FLOOR((FLOOR([.G$4]*[.$E14];1)+[.$B14]+[.$C14])/2;1)))" office:value-type="float" office:value="7" calcext:value-type="float">
            <text:p>7</text:p>
          </table:table-cell>
          <table:table-cell table:formula="of:=IF(FLOOR([.H$4]*[.$E14];1)+[.$B14]&lt;[.$C14]; FLOOR([.H$4]*[.$E14];1)+[.$B14];IF(FLOOR((FLOOR([.H$4]*[.$E14];1)+[.$B14]+[.$C14])/2;1)&gt;[.$D14];[.$D14];FLOOR((FLOOR([.H$4]*[.$E14];1)+[.$B14]+[.$C14])/2;1)))" office:value-type="float" office:value="9" calcext:value-type="float">
            <text:p>9</text:p>
          </table:table-cell>
          <table:table-cell table:formula="of:=IF(FLOOR([.I$4]*[.$E14];1)+[.$B14]&lt;[.$C14]; FLOOR([.I$4]*[.$E14];1)+[.$B14];IF(FLOOR((FLOOR([.I$4]*[.$E14];1)+[.$B14]+[.$C14])/2;1)&gt;[.$D14];[.$D14];FLOOR((FLOOR([.I$4]*[.$E14];1)+[.$B14]+[.$C14])/2;1)))" office:value-type="float" office:value="9" calcext:value-type="float">
            <text:p>9</text:p>
          </table:table-cell>
          <table:table-cell table:formula="of:=IF(FLOOR([.J$4]*[.$E14];1)+[.$B14]&lt;[.$C14]; FLOOR([.J$4]*[.$E14];1)+[.$B14];IF(FLOOR((FLOOR([.J$4]*[.$E14];1)+[.$B14]+[.$C14])/2;1)&gt;[.$D14];[.$D14];FLOOR((FLOOR([.J$4]*[.$E14];1)+[.$B14]+[.$C14])/2;1)))" office:value-type="float" office:value="12" calcext:value-type="float">
            <text:p>12</text:p>
          </table:table-cell>
          <table:table-cell table:formula="of:=IF(FLOOR([.K$4]*[.$E14];1)+[.$B14]&lt;[.$C14]; FLOOR([.K$4]*[.$E14];1)+[.$B14];IF(FLOOR((FLOOR([.K$4]*[.$E14];1)+[.$B14]+[.$C14])/2;1)&gt;[.$D14];[.$D14];FLOOR((FLOOR([.K$4]*[.$E14];1)+[.$B14]+[.$C14])/2;1)))" office:value-type="float" office:value="14" calcext:value-type="float">
            <text:p>14</text:p>
          </table:table-cell>
          <table:table-cell table:formula="of:=IF(FLOOR([.L$4]*[.$E14];1)+[.$B14]&lt;[.$C14]; FLOOR([.L$4]*[.$E14];1)+[.$B14];IF(FLOOR((FLOOR([.L$4]*[.$E14];1)+[.$B14]+[.$C14])/2;1)&gt;[.$D14];[.$D14];FLOOR((FLOOR([.L$4]*[.$E14];1)+[.$B14]+[.$C14])/2;1)))" office:value-type="float" office:value="18" calcext:value-type="float">
            <text:p>18</text:p>
          </table:table-cell>
          <table:table-cell table:formula="of:=IF(FLOOR([.M$4]*[.$E14];1)+[.$B14]&lt;[.$C14]; FLOOR([.M$4]*[.$E14];1)+[.$B14];IF(FLOOR((FLOOR([.M$4]*[.$E14];1)+[.$B14]+[.$C14])/2;1)&gt;[.$D14];[.$D14];FLOOR((FLOOR([.M$4]*[.$E14];1)+[.$B14]+[.$C14])/2;1)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IF(FLOOR([.F$4]*[.$E15];1)+[.$B15]&lt;[.$C15]; FLOOR([.F$4]*[.$E15];1)+[.$B15];IF(FLOOR((FLOOR([.F$4]*[.$E15];1)+[.$B15]+[.$C15])/2;1)&gt;[.$D15];[.$D15];FLOOR((FLOOR([.F$4]*[.$E15];1)+[.$B15]+[.$C15])/2;1)))" office:value-type="float" office:value="4" calcext:value-type="float">
            <text:p>4</text:p>
          </table:table-cell>
          <table:table-cell table:formula="of:=IF(FLOOR([.G$4]*[.$E15];1)+[.$B15]&lt;[.$C15]; FLOOR([.G$4]*[.$E15];1)+[.$B15];IF(FLOOR((FLOOR([.G$4]*[.$E15];1)+[.$B15]+[.$C15])/2;1)&gt;[.$D15];[.$D15];FLOOR((FLOOR([.G$4]*[.$E15];1)+[.$B15]+[.$C15])/2;1)))" office:value-type="float" office:value="8" calcext:value-type="float">
            <text:p>8</text:p>
          </table:table-cell>
          <table:table-cell table:formula="of:=IF(FLOOR([.H$4]*[.$E15];1)+[.$B15]&lt;[.$C15]; FLOOR([.H$4]*[.$E15];1)+[.$B15];IF(FLOOR((FLOOR([.H$4]*[.$E15];1)+[.$B15]+[.$C15])/2;1)&gt;[.$D15];[.$D15];FLOOR((FLOOR([.H$4]*[.$E15];1)+[.$B15]+[.$C15])/2;1)))" office:value-type="float" office:value="12" calcext:value-type="float">
            <text:p>12</text:p>
          </table:table-cell>
          <table:table-cell table:formula="of:=IF(FLOOR([.I$4]*[.$E15];1)+[.$B15]&lt;[.$C15]; FLOOR([.I$4]*[.$E15];1)+[.$B15];IF(FLOOR((FLOOR([.I$4]*[.$E15];1)+[.$B15]+[.$C15])/2;1)&gt;[.$D15];[.$D15];FLOOR((FLOOR([.I$4]*[.$E15];1)+[.$B15]+[.$C15])/2;1)))" office:value-type="float" office:value="14" calcext:value-type="float">
            <text:p>14</text:p>
          </table:table-cell>
          <table:table-cell table:formula="of:=IF(FLOOR([.J$4]*[.$E15];1)+[.$B15]&lt;[.$C15]; FLOOR([.J$4]*[.$E15];1)+[.$B15];IF(FLOOR((FLOOR([.J$4]*[.$E15];1)+[.$B15]+[.$C15])/2;1)&gt;[.$D15];[.$D15];FLOOR((FLOOR([.J$4]*[.$E15];1)+[.$B15]+[.$C15])/2;1)))" office:value-type="float" office:value="17" calcext:value-type="float">
            <text:p>17</text:p>
          </table:table-cell>
          <table:table-cell table:formula="of:=IF(FLOOR([.K$4]*[.$E15];1)+[.$B15]&lt;[.$C15]; FLOOR([.K$4]*[.$E15];1)+[.$B15];IF(FLOOR((FLOOR([.K$4]*[.$E15];1)+[.$B15]+[.$C15])/2;1)&gt;[.$D15];[.$D15];FLOOR((FLOOR([.K$4]*[.$E15];1)+[.$B15]+[.$C15])/2;1)))" office:value-type="float" office:value="20" calcext:value-type="float">
            <text:p>20</text:p>
          </table:table-cell>
          <table:table-cell table:formula="of:=IF(FLOOR([.L$4]*[.$E15];1)+[.$B15]&lt;[.$C15]; FLOOR([.L$4]*[.$E15];1)+[.$B15];IF(FLOOR((FLOOR([.L$4]*[.$E15];1)+[.$B15]+[.$C15])/2;1)&gt;[.$D15];[.$D15];FLOOR((FLOOR([.L$4]*[.$E15];1)+[.$B15]+[.$C15])/2;1)))" office:value-type="float" office:value="25" calcext:value-type="float">
            <text:p>25</text:p>
          </table:table-cell>
          <table:table-cell table:formula="of:=IF(FLOOR([.M$4]*[.$E15];1)+[.$B15]&lt;[.$C15]; FLOOR([.M$4]*[.$E15];1)+[.$B15];IF(FLOOR((FLOOR([.M$4]*[.$E15];1)+[.$B15]+[.$C15])/2;1)&gt;[.$D15];[.$D15];FLOOR((FLOOR([.M$4]*[.$E15];1)+[.$B15]+[.$C15])/2;1))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IF(FLOOR([.F$4]*[.$E16];1)+[.$B16]&lt;[.$C16]; FLOOR([.F$4]*[.$E16];1)+[.$B16];IF(FLOOR((FLOOR([.F$4]*[.$E16];1)+[.$B16]+[.$C16])/2;1)&gt;[.$D16];[.$D16];FLOOR((FLOOR([.F$4]*[.$E16];1)+[.$B16]+[.$C16])/2;1)))" office:value-type="float" office:value="4" calcext:value-type="float">
            <text:p>4</text:p>
          </table:table-cell>
          <table:table-cell table:formula="of:=IF(FLOOR([.G$4]*[.$E16];1)+[.$B16]&lt;[.$C16]; FLOOR([.G$4]*[.$E16];1)+[.$B16];IF(FLOOR((FLOOR([.G$4]*[.$E16];1)+[.$B16]+[.$C16])/2;1)&gt;[.$D16];[.$D16];FLOOR((FLOOR([.G$4]*[.$E16];1)+[.$B16]+[.$C16])/2;1)))" office:value-type="float" office:value="8" calcext:value-type="float">
            <text:p>8</text:p>
          </table:table-cell>
          <table:table-cell table:formula="of:=IF(FLOOR([.H$4]*[.$E16];1)+[.$B16]&lt;[.$C16]; FLOOR([.H$4]*[.$E16];1)+[.$B16];IF(FLOOR((FLOOR([.H$4]*[.$E16];1)+[.$B16]+[.$C16])/2;1)&gt;[.$D16];[.$D16];FLOOR((FLOOR([.H$4]*[.$E16];1)+[.$B16]+[.$C16])/2;1)))" office:value-type="float" office:value="12" calcext:value-type="float">
            <text:p>12</text:p>
          </table:table-cell>
          <table:table-cell table:formula="of:=IF(FLOOR([.I$4]*[.$E16];1)+[.$B16]&lt;[.$C16]; FLOOR([.I$4]*[.$E16];1)+[.$B16];IF(FLOOR((FLOOR([.I$4]*[.$E16];1)+[.$B16]+[.$C16])/2;1)&gt;[.$D16];[.$D16];FLOOR((FLOOR([.I$4]*[.$E16];1)+[.$B16]+[.$C16])/2;1)))" office:value-type="float" office:value="14" calcext:value-type="float">
            <text:p>14</text:p>
          </table:table-cell>
          <table:table-cell table:formula="of:=IF(FLOOR([.J$4]*[.$E16];1)+[.$B16]&lt;[.$C16]; FLOOR([.J$4]*[.$E16];1)+[.$B16];IF(FLOOR((FLOOR([.J$4]*[.$E16];1)+[.$B16]+[.$C16])/2;1)&gt;[.$D16];[.$D16];FLOOR((FLOOR([.J$4]*[.$E16];1)+[.$B16]+[.$C16])/2;1)))" office:value-type="float" office:value="17" calcext:value-type="float">
            <text:p>17</text:p>
          </table:table-cell>
          <table:table-cell table:formula="of:=IF(FLOOR([.K$4]*[.$E16];1)+[.$B16]&lt;[.$C16]; FLOOR([.K$4]*[.$E16];1)+[.$B16];IF(FLOOR((FLOOR([.K$4]*[.$E16];1)+[.$B16]+[.$C16])/2;1)&gt;[.$D16];[.$D16];FLOOR((FLOOR([.K$4]*[.$E16];1)+[.$B16]+[.$C16])/2;1)))" office:value-type="float" office:value="20" calcext:value-type="float">
            <text:p>20</text:p>
          </table:table-cell>
          <table:table-cell table:formula="of:=IF(FLOOR([.L$4]*[.$E16];1)+[.$B16]&lt;[.$C16]; FLOOR([.L$4]*[.$E16];1)+[.$B16];IF(FLOOR((FLOOR([.L$4]*[.$E16];1)+[.$B16]+[.$C16])/2;1)&gt;[.$D16];[.$D16];FLOOR((FLOOR([.L$4]*[.$E16];1)+[.$B16]+[.$C16])/2;1)))" office:value-type="float" office:value="25" calcext:value-type="float">
            <text:p>25</text:p>
          </table:table-cell>
          <table:table-cell table:formula="of:=IF(FLOOR([.M$4]*[.$E16];1)+[.$B16]&lt;[.$C16]; FLOOR([.M$4]*[.$E16];1)+[.$B16];IF(FLOOR((FLOOR([.M$4]*[.$E16];1)+[.$B16]+[.$C16])/2;1)&gt;[.$D16];[.$D16];FLOOR((FLOOR([.M$4]*[.$E16];1)+[.$B16]+[.$C16])/2;1)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IF(FLOOR([.F$4]*[.$E17];1)+[.$B17]&lt;[.$C17]; FLOOR([.F$4]*[.$E17];1)+[.$B17];IF(FLOOR((FLOOR([.F$4]*[.$E17];1)+[.$B17]+[.$C17])/2;1)&gt;[.$D17];[.$D17];FLOOR((FLOOR([.F$4]*[.$E17];1)+[.$B17]+[.$C17])/2;1)))" office:value-type="float" office:value="0" calcext:value-type="float">
            <text:p>0</text:p>
          </table:table-cell>
          <table:table-cell table:formula="of:=IF(FLOOR([.G$4]*[.$E17];1)+[.$B17]&lt;[.$C17]; FLOOR([.G$4]*[.$E17];1)+[.$B17];IF(FLOOR((FLOOR([.G$4]*[.$E17];1)+[.$B17]+[.$C17])/2;1)&gt;[.$D17];[.$D17];FLOOR((FLOOR([.G$4]*[.$E17];1)+[.$B17]+[.$C17])/2;1)))" office:value-type="float" office:value="4" calcext:value-type="float">
            <text:p>4</text:p>
          </table:table-cell>
          <table:table-cell table:formula="of:=IF(FLOOR([.H$4]*[.$E17];1)+[.$B17]&lt;[.$C17]; FLOOR([.H$4]*[.$E17];1)+[.$B17];IF(FLOOR((FLOOR([.H$4]*[.$E17];1)+[.$B17]+[.$C17])/2;1)&gt;[.$D17];[.$D17];FLOOR((FLOOR([.H$4]*[.$E17];1)+[.$B17]+[.$C17])/2;1)))" office:value-type="float" office:value="8" calcext:value-type="float">
            <text:p>8</text:p>
          </table:table-cell>
          <table:table-cell table:formula="of:=IF(FLOOR([.I$4]*[.$E17];1)+[.$B17]&lt;[.$C17]; FLOOR([.I$4]*[.$E17];1)+[.$B17];IF(FLOOR((FLOOR([.I$4]*[.$E17];1)+[.$B17]+[.$C17])/2;1)&gt;[.$D17];[.$D17];FLOOR((FLOOR([.I$4]*[.$E17];1)+[.$B17]+[.$C17])/2;1)))" office:value-type="float" office:value="10" calcext:value-type="float">
            <text:p>10</text:p>
          </table:table-cell>
          <table:table-cell table:formula="of:=IF(FLOOR([.J$4]*[.$E17];1)+[.$B17]&lt;[.$C17]; FLOOR([.J$4]*[.$E17];1)+[.$B17];IF(FLOOR((FLOOR([.J$4]*[.$E17];1)+[.$B17]+[.$C17])/2;1)&gt;[.$D17];[.$D17];FLOOR((FLOOR([.J$4]*[.$E17];1)+[.$B17]+[.$C17])/2;1)))" office:value-type="float" office:value="15" calcext:value-type="float">
            <text:p>15</text:p>
          </table:table-cell>
          <table:table-cell table:formula="of:=IF(FLOOR([.K$4]*[.$E17];1)+[.$B17]&lt;[.$C17]; FLOOR([.K$4]*[.$E17];1)+[.$B17];IF(FLOOR((FLOOR([.K$4]*[.$E17];1)+[.$B17]+[.$C17])/2;1)&gt;[.$D17];[.$D17];FLOOR((FLOOR([.K$4]*[.$E17];1)+[.$B17]+[.$C17])/2;1)))" office:value-type="float" office:value="18" calcext:value-type="float">
            <text:p>18</text:p>
          </table:table-cell>
          <table:table-cell table:formula="of:=IF(FLOOR([.L$4]*[.$E17];1)+[.$B17]&lt;[.$C17]; FLOOR([.L$4]*[.$E17];1)+[.$B17];IF(FLOOR((FLOOR([.L$4]*[.$E17];1)+[.$B17]+[.$C17])/2;1)&gt;[.$D17];[.$D17];FLOOR((FLOOR([.L$4]*[.$E17];1)+[.$B17]+[.$C17])/2;1)))" office:value-type="float" office:value="23" calcext:value-type="float">
            <text:p>23</text:p>
          </table:table-cell>
          <table:table-cell table:formula="of:=IF(FLOOR([.M$4]*[.$E17];1)+[.$B17]&lt;[.$C17]; FLOOR([.M$4]*[.$E17];1)+[.$B17];IF(FLOOR((FLOOR([.M$4]*[.$E17];1)+[.$B17]+[.$C17])/2;1)&gt;[.$D17];[.$D17];FLOOR((FLOOR([.M$4]*[.$E17];1)+[.$B17]+[.$C17])/2;1))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IF(FLOOR([.F$4]*[.$E18];1)+[.$B18]&lt;[.$C18]; FLOOR([.F$4]*[.$E18];1)+[.$B18];IF(FLOOR((FLOOR([.F$4]*[.$E18];1)+[.$B18]+[.$C18])/2;1)&gt;[.$D18];[.$D18];FLOOR((FLOOR([.F$4]*[.$E18];1)+[.$B18]+[.$C18])/2;1)))" office:value-type="float" office:value="0" calcext:value-type="float">
            <text:p>0</text:p>
          </table:table-cell>
          <table:table-cell table:formula="of:=IF(FLOOR([.G$4]*[.$E18];1)+[.$B18]&lt;[.$C18]; FLOOR([.G$4]*[.$E18];1)+[.$B18];IF(FLOOR((FLOOR([.G$4]*[.$E18];1)+[.$B18]+[.$C18])/2;1)&gt;[.$D18];[.$D18];FLOOR((FLOOR([.G$4]*[.$E18];1)+[.$B18]+[.$C18])/2;1)))" office:value-type="float" office:value="4" calcext:value-type="float">
            <text:p>4</text:p>
          </table:table-cell>
          <table:table-cell table:formula="of:=IF(FLOOR([.H$4]*[.$E18];1)+[.$B18]&lt;[.$C18]; FLOOR([.H$4]*[.$E18];1)+[.$B18];IF(FLOOR((FLOOR([.H$4]*[.$E18];1)+[.$B18]+[.$C18])/2;1)&gt;[.$D18];[.$D18];FLOOR((FLOOR([.H$4]*[.$E18];1)+[.$B18]+[.$C18])/2;1)))" office:value-type="float" office:value="8" calcext:value-type="float">
            <text:p>8</text:p>
          </table:table-cell>
          <table:table-cell table:formula="of:=IF(FLOOR([.I$4]*[.$E18];1)+[.$B18]&lt;[.$C18]; FLOOR([.I$4]*[.$E18];1)+[.$B18];IF(FLOOR((FLOOR([.I$4]*[.$E18];1)+[.$B18]+[.$C18])/2;1)&gt;[.$D18];[.$D18];FLOOR((FLOOR([.I$4]*[.$E18];1)+[.$B18]+[.$C18])/2;1)))" office:value-type="float" office:value="10" calcext:value-type="float">
            <text:p>10</text:p>
          </table:table-cell>
          <table:table-cell table:formula="of:=IF(FLOOR([.J$4]*[.$E18];1)+[.$B18]&lt;[.$C18]; FLOOR([.J$4]*[.$E18];1)+[.$B18];IF(FLOOR((FLOOR([.J$4]*[.$E18];1)+[.$B18]+[.$C18])/2;1)&gt;[.$D18];[.$D18];FLOOR((FLOOR([.J$4]*[.$E18];1)+[.$B18]+[.$C18])/2;1)))" office:value-type="float" office:value="15" calcext:value-type="float">
            <text:p>15</text:p>
          </table:table-cell>
          <table:table-cell table:formula="of:=IF(FLOOR([.K$4]*[.$E18];1)+[.$B18]&lt;[.$C18]; FLOOR([.K$4]*[.$E18];1)+[.$B18];IF(FLOOR((FLOOR([.K$4]*[.$E18];1)+[.$B18]+[.$C18])/2;1)&gt;[.$D18];[.$D18];FLOOR((FLOOR([.K$4]*[.$E18];1)+[.$B18]+[.$C18])/2;1)))" office:value-type="float" office:value="18" calcext:value-type="float">
            <text:p>18</text:p>
          </table:table-cell>
          <table:table-cell table:formula="of:=IF(FLOOR([.L$4]*[.$E18];1)+[.$B18]&lt;[.$C18]; FLOOR([.L$4]*[.$E18];1)+[.$B18];IF(FLOOR((FLOOR([.L$4]*[.$E18];1)+[.$B18]+[.$C18])/2;1)&gt;[.$D18];[.$D18];FLOOR((FLOOR([.L$4]*[.$E18];1)+[.$B18]+[.$C18])/2;1)))" office:value-type="float" office:value="23" calcext:value-type="float">
            <text:p>23</text:p>
          </table:table-cell>
          <table:table-cell table:formula="of:=IF(FLOOR([.M$4]*[.$E18];1)+[.$B18]&lt;[.$C18]; FLOOR([.M$4]*[.$E18];1)+[.$B18];IF(FLOOR((FLOOR([.M$4]*[.$E18];1)+[.$B18]+[.$C18])/2;1)&gt;[.$D18];[.$D18];FLOOR((FLOOR([.M$4]*[.$E18];1)+[.$B18]+[.$C18])/2;1)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IF(FLOOR([.F$4]*[.$E19];1)+[.$B19]&lt;[.$C19]; FLOOR([.F$4]*[.$E19];1)+[.$B19];IF(FLOOR((FLOOR([.F$4]*[.$E19];1)+[.$B19]+[.$C19])/2;1)&gt;[.$D19];[.$D19];FLOOR((FLOOR([.F$4]*[.$E19];1)+[.$B19]+[.$C19])/2;1)))" office:value-type="float" office:value="6" calcext:value-type="float">
            <text:p>6</text:p>
          </table:table-cell>
          <table:table-cell table:formula="of:=IF(FLOOR([.G$4]*[.$E19];1)+[.$B19]&lt;[.$C19]; FLOOR([.G$4]*[.$E19];1)+[.$B19];IF(FLOOR((FLOOR([.G$4]*[.$E19];1)+[.$B19]+[.$C19])/2;1)&gt;[.$D19];[.$D19];FLOOR((FLOOR([.G$4]*[.$E19];1)+[.$B19]+[.$C19])/2;1)))" office:value-type="float" office:value="7" calcext:value-type="float">
            <text:p>7</text:p>
          </table:table-cell>
          <table:table-cell table:formula="of:=IF(FLOOR([.H$4]*[.$E19];1)+[.$B19]&lt;[.$C19]; FLOOR([.H$4]*[.$E19];1)+[.$B19];IF(FLOOR((FLOOR([.H$4]*[.$E19];1)+[.$B19]+[.$C19])/2;1)&gt;[.$D19];[.$D19];FLOOR((FLOOR([.H$4]*[.$E19];1)+[.$B19]+[.$C19])/2;1)))" office:value-type="float" office:value="7" calcext:value-type="float">
            <text:p>7</text:p>
          </table:table-cell>
          <table:table-cell table:formula="of:=IF(FLOOR([.I$4]*[.$E19];1)+[.$B19]&lt;[.$C19]; FLOOR([.I$4]*[.$E19];1)+[.$B19];IF(FLOOR((FLOOR([.I$4]*[.$E19];1)+[.$B19]+[.$C19])/2;1)&gt;[.$D19];[.$D19];FLOOR((FLOOR([.I$4]*[.$E19];1)+[.$B19]+[.$C19])/2;1)))" office:value-type="float" office:value="7" calcext:value-type="float">
            <text:p>7</text:p>
          </table:table-cell>
          <table:table-cell table:formula="of:=IF(FLOOR([.J$4]*[.$E19];1)+[.$B19]&lt;[.$C19]; FLOOR([.J$4]*[.$E19];1)+[.$B19];IF(FLOOR((FLOOR([.J$4]*[.$E19];1)+[.$B19]+[.$C19])/2;1)&gt;[.$D19];[.$D19];FLOOR((FLOOR([.J$4]*[.$E19];1)+[.$B19]+[.$C19])/2;1)))" office:value-type="float" office:value="8" calcext:value-type="float">
            <text:p>8</text:p>
          </table:table-cell>
          <table:table-cell table:formula="of:=IF(FLOOR([.K$4]*[.$E19];1)+[.$B19]&lt;[.$C19]; FLOOR([.K$4]*[.$E19];1)+[.$B19];IF(FLOOR((FLOOR([.K$4]*[.$E19];1)+[.$B19]+[.$C19])/2;1)&gt;[.$D19];[.$D19];FLOOR((FLOOR([.K$4]*[.$E19];1)+[.$B19]+[.$C19])/2;1)))" office:value-type="float" office:value="9" calcext:value-type="float">
            <text:p>9</text:p>
          </table:table-cell>
          <table:table-cell table:formula="of:=IF(FLOOR([.L$4]*[.$E19];1)+[.$B19]&lt;[.$C19]; FLOOR([.L$4]*[.$E19];1)+[.$B19];IF(FLOOR((FLOOR([.L$4]*[.$E19];1)+[.$B19]+[.$C19])/2;1)&gt;[.$D19];[.$D19];FLOOR((FLOOR([.L$4]*[.$E19];1)+[.$B19]+[.$C19])/2;1)))" office:value-type="float" office:value="10" calcext:value-type="float">
            <text:p>10</text:p>
          </table:table-cell>
          <table:table-cell table:formula="of:=IF(FLOOR([.M$4]*[.$E19];1)+[.$B19]&lt;[.$C19]; FLOOR([.M$4]*[.$E19];1)+[.$B19];IF(FLOOR((FLOOR([.M$4]*[.$E19];1)+[.$B19]+[.$C19])/2;1)&gt;[.$D19];[.$D19];FLOOR((FLOOR([.M$4]*[.$E19];1)+[.$B19]+[.$C19])/2;1)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IF(FLOOR([.F$4]*[.$E20];1)+[.$B20]&lt;[.$C20]; FLOOR([.F$4]*[.$E20];1)+[.$B20];IF(FLOOR((FLOOR([.F$4]*[.$E20];1)+[.$B20]+[.$C20])/2;1)&gt;[.$D20];[.$D20];FLOOR((FLOOR([.F$4]*[.$E20];1)+[.$B20]+[.$C20])/2;1)))" office:value-type="float" office:value="1" calcext:value-type="float">
            <text:p>1</text:p>
          </table:table-cell>
          <table:table-cell table:formula="of:=IF(FLOOR([.G$4]*[.$E20];1)+[.$B20]&lt;[.$C20]; FLOOR([.G$4]*[.$E20];1)+[.$B20];IF(FLOOR((FLOOR([.G$4]*[.$E20];1)+[.$B20]+[.$C20])/2;1)&gt;[.$D20];[.$D20];FLOOR((FLOOR([.G$4]*[.$E20];1)+[.$B20]+[.$C20])/2;1)))" office:value-type="float" office:value="2" calcext:value-type="float">
            <text:p>2</text:p>
          </table:table-cell>
          <table:table-cell table:formula="of:=IF(FLOOR([.H$4]*[.$E20];1)+[.$B20]&lt;[.$C20]; FLOOR([.H$4]*[.$E20];1)+[.$B20];IF(FLOOR((FLOOR([.H$4]*[.$E20];1)+[.$B20]+[.$C20])/2;1)&gt;[.$D20];[.$D20];FLOOR((FLOOR([.H$4]*[.$E20];1)+[.$B20]+[.$C20])/2;1)))" office:value-type="float" office:value="3" calcext:value-type="float">
            <text:p>3</text:p>
          </table:table-cell>
          <table:table-cell table:formula="of:=IF(FLOOR([.I$4]*[.$E20];1)+[.$B20]&lt;[.$C20]; FLOOR([.I$4]*[.$E20];1)+[.$B20];IF(FLOOR((FLOOR([.I$4]*[.$E20];1)+[.$B20]+[.$C20])/2;1)&gt;[.$D20];[.$D20];FLOOR((FLOOR([.I$4]*[.$E20];1)+[.$B20]+[.$C20])/2;1)))" office:value-type="float" office:value="3" calcext:value-type="float">
            <text:p>3</text:p>
          </table:table-cell>
          <table:table-cell table:formula="of:=IF(FLOOR([.J$4]*[.$E20];1)+[.$B20]&lt;[.$C20]; FLOOR([.J$4]*[.$E20];1)+[.$B20];IF(FLOOR((FLOOR([.J$4]*[.$E20];1)+[.$B20]+[.$C20])/2;1)&gt;[.$D20];[.$D20];FLOOR((FLOOR([.J$4]*[.$E20];1)+[.$B20]+[.$C20])/2;1)))" office:value-type="float" office:value="4" calcext:value-type="float">
            <text:p>4</text:p>
          </table:table-cell>
          <table:table-cell table:formula="of:=IF(FLOOR([.K$4]*[.$E20];1)+[.$B20]&lt;[.$C20]; FLOOR([.K$4]*[.$E20];1)+[.$B20];IF(FLOOR((FLOOR([.K$4]*[.$E20];1)+[.$B20]+[.$C20])/2;1)&gt;[.$D20];[.$D20];FLOOR((FLOOR([.K$4]*[.$E20];1)+[.$B20]+[.$C20])/2;1)))" office:value-type="float" office:value="5" calcext:value-type="float">
            <text:p>5</text:p>
          </table:table-cell>
          <table:table-cell table:formula="of:=IF(FLOOR([.L$4]*[.$E20];1)+[.$B20]&lt;[.$C20]; FLOOR([.L$4]*[.$E20];1)+[.$B20];IF(FLOOR((FLOOR([.L$4]*[.$E20];1)+[.$B20]+[.$C20])/2;1)&gt;[.$D20];[.$D20];FLOOR((FLOOR([.L$4]*[.$E20];1)+[.$B20]+[.$C20])/2;1)))" office:value-type="float" office:value="6" calcext:value-type="float">
            <text:p>6</text:p>
          </table:table-cell>
          <table:table-cell table:formula="of:=IF(FLOOR([.M$4]*[.$E20];1)+[.$B20]&lt;[.$C20]; FLOOR([.M$4]*[.$E20];1)+[.$B20];IF(FLOOR((FLOOR([.M$4]*[.$E20];1)+[.$B20]+[.$C20])/2;1)&gt;[.$D20];[.$D20];FLOOR((FLOOR([.M$4]*[.$E20];1)+[.$B20]+[.$C20])/2;1)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FLOOR([.F$4]*[.$E21];1)+[.$B21]&lt;[.$C21]; FLOOR([.F$4]*[.$E21];1)+[.$B21];IF(FLOOR((FLOOR([.F$4]*[.$E21];1)+[.$B21]+[.$C21])/2;1)&gt;[.$D21];[.$D21];FLOOR((FLOOR([.F$4]*[.$E21];1)+[.$B21]+[.$C21])/2;1)))" office:value-type="float" office:value="3" calcext:value-type="float">
            <text:p>3</text:p>
          </table:table-cell>
          <table:table-cell table:formula="of:=IF(FLOOR([.G$4]*[.$E21];1)+[.$B21]&lt;[.$C21]; FLOOR([.G$4]*[.$E21];1)+[.$B21];IF(FLOOR((FLOOR([.G$4]*[.$E21];1)+[.$B21]+[.$C21])/2;1)&gt;[.$D21];[.$D21];FLOOR((FLOOR([.G$4]*[.$E21];1)+[.$B21]+[.$C21])/2;1)))" office:value-type="float" office:value="4" calcext:value-type="float">
            <text:p>4</text:p>
          </table:table-cell>
          <table:table-cell table:formula="of:=IF(FLOOR([.H$4]*[.$E21];1)+[.$B21]&lt;[.$C21]; FLOOR([.H$4]*[.$E21];1)+[.$B21];IF(FLOOR((FLOOR([.H$4]*[.$E21];1)+[.$B21]+[.$C21])/2;1)&gt;[.$D21];[.$D21];FLOOR((FLOOR([.H$4]*[.$E21];1)+[.$B21]+[.$C21])/2;1)))" office:value-type="float" office:value="5" calcext:value-type="float">
            <text:p>5</text:p>
          </table:table-cell>
          <table:table-cell table:formula="of:=IF(FLOOR([.I$4]*[.$E21];1)+[.$B21]&lt;[.$C21]; FLOOR([.I$4]*[.$E21];1)+[.$B21];IF(FLOOR((FLOOR([.I$4]*[.$E21];1)+[.$B21]+[.$C21])/2;1)&gt;[.$D21];[.$D21];FLOOR((FLOOR([.I$4]*[.$E21];1)+[.$B21]+[.$C21])/2;1)))" office:value-type="float" office:value="6" calcext:value-type="float">
            <text:p>6</text:p>
          </table:table-cell>
          <table:table-cell table:formula="of:=IF(FLOOR([.J$4]*[.$E21];1)+[.$B21]&lt;[.$C21]; FLOOR([.J$4]*[.$E21];1)+[.$B21];IF(FLOOR((FLOOR([.J$4]*[.$E21];1)+[.$B21]+[.$C21])/2;1)&gt;[.$D21];[.$D21];FLOOR((FLOOR([.J$4]*[.$E21];1)+[.$B21]+[.$C21])/2;1)))" office:value-type="float" office:value="7" calcext:value-type="float">
            <text:p>7</text:p>
          </table:table-cell>
          <table:table-cell table:formula="of:=IF(FLOOR([.K$4]*[.$E21];1)+[.$B21]&lt;[.$C21]; FLOOR([.K$4]*[.$E21];1)+[.$B21];IF(FLOOR((FLOOR([.K$4]*[.$E21];1)+[.$B21]+[.$C21])/2;1)&gt;[.$D21];[.$D21];FLOOR((FLOOR([.K$4]*[.$E21];1)+[.$B21]+[.$C21])/2;1)))" office:value-type="float" office:value="9" calcext:value-type="float">
            <text:p>9</text:p>
          </table:table-cell>
          <table:table-cell table:formula="of:=IF(FLOOR([.L$4]*[.$E21];1)+[.$B21]&lt;[.$C21]; FLOOR([.L$4]*[.$E21];1)+[.$B21];IF(FLOOR((FLOOR([.L$4]*[.$E21];1)+[.$B21]+[.$C21])/2;1)&gt;[.$D21];[.$D21];FLOOR((FLOOR([.L$4]*[.$E21];1)+[.$B21]+[.$C21])/2;1)))" office:value-type="float" office:value="11" calcext:value-type="float">
            <text:p>11</text:p>
          </table:table-cell>
          <table:table-cell table:formula="of:=IF(FLOOR([.M$4]*[.$E21];1)+[.$B21]&lt;[.$C21]; FLOOR([.M$4]*[.$E21];1)+[.$B21];IF(FLOOR((FLOOR([.M$4]*[.$E21];1)+[.$B21]+[.$C21])/2;1)&gt;[.$D21];[.$D21];FLOOR((FLOOR([.M$4]*[.$E21];1)+[.$B21]+[.$C21])/2;1)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FLOOR([.F$4]*[.$E22];1)+[.$B22]&lt;[.$C22]; FLOOR([.F$4]*[.$E22];1)+[.$B22];IF(FLOOR((FLOOR([.F$4]*[.$E22];1)+[.$B22]+[.$C22])/2;1)&gt;[.$D22];[.$D22];FLOOR((FLOOR([.F$4]*[.$E22];1)+[.$B22]+[.$C22])/2;1)))" office:value-type="float" office:value="3" calcext:value-type="float">
            <text:p>3</text:p>
          </table:table-cell>
          <table:table-cell table:formula="of:=IF(FLOOR([.G$4]*[.$E22];1)+[.$B22]&lt;[.$C22]; FLOOR([.G$4]*[.$E22];1)+[.$B22];IF(FLOOR((FLOOR([.G$4]*[.$E22];1)+[.$B22]+[.$C22])/2;1)&gt;[.$D22];[.$D22];FLOOR((FLOOR([.G$4]*[.$E22];1)+[.$B22]+[.$C22])/2;1)))" office:value-type="float" office:value="4" calcext:value-type="float">
            <text:p>4</text:p>
          </table:table-cell>
          <table:table-cell table:formula="of:=IF(FLOOR([.H$4]*[.$E22];1)+[.$B22]&lt;[.$C22]; FLOOR([.H$4]*[.$E22];1)+[.$B22];IF(FLOOR((FLOOR([.H$4]*[.$E22];1)+[.$B22]+[.$C22])/2;1)&gt;[.$D22];[.$D22];FLOOR((FLOOR([.H$4]*[.$E22];1)+[.$B22]+[.$C22])/2;1)))" office:value-type="float" office:value="5" calcext:value-type="float">
            <text:p>5</text:p>
          </table:table-cell>
          <table:table-cell table:formula="of:=IF(FLOOR([.I$4]*[.$E22];1)+[.$B22]&lt;[.$C22]; FLOOR([.I$4]*[.$E22];1)+[.$B22];IF(FLOOR((FLOOR([.I$4]*[.$E22];1)+[.$B22]+[.$C22])/2;1)&gt;[.$D22];[.$D22];FLOOR((FLOOR([.I$4]*[.$E22];1)+[.$B22]+[.$C22])/2;1)))" office:value-type="float" office:value="6" calcext:value-type="float">
            <text:p>6</text:p>
          </table:table-cell>
          <table:table-cell table:formula="of:=IF(FLOOR([.J$4]*[.$E22];1)+[.$B22]&lt;[.$C22]; FLOOR([.J$4]*[.$E22];1)+[.$B22];IF(FLOOR((FLOOR([.J$4]*[.$E22];1)+[.$B22]+[.$C22])/2;1)&gt;[.$D22];[.$D22];FLOOR((FLOOR([.J$4]*[.$E22];1)+[.$B22]+[.$C22])/2;1)))" office:value-type="float" office:value="7" calcext:value-type="float">
            <text:p>7</text:p>
          </table:table-cell>
          <table:table-cell table:formula="of:=IF(FLOOR([.K$4]*[.$E22];1)+[.$B22]&lt;[.$C22]; FLOOR([.K$4]*[.$E22];1)+[.$B22];IF(FLOOR((FLOOR([.K$4]*[.$E22];1)+[.$B22]+[.$C22])/2;1)&gt;[.$D22];[.$D22];FLOOR((FLOOR([.K$4]*[.$E22];1)+[.$B22]+[.$C22])/2;1)))" office:value-type="float" office:value="9" calcext:value-type="float">
            <text:p>9</text:p>
          </table:table-cell>
          <table:table-cell table:formula="of:=IF(FLOOR([.L$4]*[.$E22];1)+[.$B22]&lt;[.$C22]; FLOOR([.L$4]*[.$E22];1)+[.$B22];IF(FLOOR((FLOOR([.L$4]*[.$E22];1)+[.$B22]+[.$C22])/2;1)&gt;[.$D22];[.$D22];FLOOR((FLOOR([.L$4]*[.$E22];1)+[.$B22]+[.$C22])/2;1)))" office:value-type="float" office:value="11" calcext:value-type="float">
            <text:p>11</text:p>
          </table:table-cell>
          <table:table-cell table:formula="of:=IF(FLOOR([.M$4]*[.$E22];1)+[.$B22]&lt;[.$C22]; FLOOR([.M$4]*[.$E22];1)+[.$B22];IF(FLOOR((FLOOR([.M$4]*[.$E22];1)+[.$B22]+[.$C22])/2;1)&gt;[.$D22];[.$D22];FLOOR((FLOOR([.M$4]*[.$E22];1)+[.$B22]+[.$C22])/2;1)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table:formula="of:=IF(FLOOR([.F$4]*[.$E23];1)+[.$B23]&lt;[.$C23]; FLOOR([.F$4]*[.$E23];1)+[.$B23];IF(FLOOR((FLOOR([.F$4]*[.$E23];1)+[.$B23]+[.$C23])/2;1)&gt;[.$D23];[.$D23];FLOOR((FLOOR([.F$4]*[.$E23];1)+[.$B23]+[.$C23])/2;1)))" office:value-type="float" office:value="4" calcext:value-type="float">
            <text:p>4</text:p>
          </table:table-cell>
          <table:table-cell table:formula="of:=IF(FLOOR([.G$4]*[.$E23];1)+[.$B23]&lt;[.$C23]; FLOOR([.G$4]*[.$E23];1)+[.$B23];IF(FLOOR((FLOOR([.G$4]*[.$E23];1)+[.$B23]+[.$C23])/2;1)&gt;[.$D23];[.$D23];FLOOR((FLOOR([.G$4]*[.$E23];1)+[.$B23]+[.$C23])/2;1)))" office:value-type="float" office:value="5" calcext:value-type="float">
            <text:p>5</text:p>
          </table:table-cell>
          <table:table-cell table:formula="of:=IF(FLOOR([.H$4]*[.$E23];1)+[.$B23]&lt;[.$C23]; FLOOR([.H$4]*[.$E23];1)+[.$B23];IF(FLOOR((FLOOR([.H$4]*[.$E23];1)+[.$B23]+[.$C23])/2;1)&gt;[.$D23];[.$D23];FLOOR((FLOOR([.H$4]*[.$E23];1)+[.$B23]+[.$C23])/2;1)))" office:value-type="float" office:value="7" calcext:value-type="float">
            <text:p>7</text:p>
          </table:table-cell>
          <table:table-cell table:formula="of:=IF(FLOOR([.I$4]*[.$E23];1)+[.$B23]&lt;[.$C23]; FLOOR([.I$4]*[.$E23];1)+[.$B23];IF(FLOOR((FLOOR([.I$4]*[.$E23];1)+[.$B23]+[.$C23])/2;1)&gt;[.$D23];[.$D23];FLOOR((FLOOR([.I$4]*[.$E23];1)+[.$B23]+[.$C23])/2;1)))" office:value-type="float" office:value="7" calcext:value-type="float">
            <text:p>7</text:p>
          </table:table-cell>
          <table:table-cell table:formula="of:=IF(FLOOR([.J$4]*[.$E23];1)+[.$B23]&lt;[.$C23]; FLOOR([.J$4]*[.$E23];1)+[.$B23];IF(FLOOR((FLOOR([.J$4]*[.$E23];1)+[.$B23]+[.$C23])/2;1)&gt;[.$D23];[.$D23];FLOOR((FLOOR([.J$4]*[.$E23];1)+[.$B23]+[.$C23])/2;1)))" office:value-type="float" office:value="9" calcext:value-type="float">
            <text:p>9</text:p>
          </table:table-cell>
          <table:table-cell table:formula="of:=IF(FLOOR([.K$4]*[.$E23];1)+[.$B23]&lt;[.$C23]; FLOOR([.K$4]*[.$E23];1)+[.$B23];IF(FLOOR((FLOOR([.K$4]*[.$E23];1)+[.$B23]+[.$C23])/2;1)&gt;[.$D23];[.$D23];FLOOR((FLOOR([.K$4]*[.$E23];1)+[.$B23]+[.$C23])/2;1)))" office:value-type="float" office:value="11" calcext:value-type="float">
            <text:p>11</text:p>
          </table:table-cell>
          <table:table-cell table:formula="of:=IF(FLOOR([.L$4]*[.$E23];1)+[.$B23]&lt;[.$C23]; FLOOR([.L$4]*[.$E23];1)+[.$B23];IF(FLOOR((FLOOR([.L$4]*[.$E23];1)+[.$B23]+[.$C23])/2;1)&gt;[.$D23];[.$D23];FLOOR((FLOOR([.L$4]*[.$E23];1)+[.$B23]+[.$C23])/2;1)))" office:value-type="float" office:value="12" calcext:value-type="float">
            <text:p>12</text:p>
          </table:table-cell>
          <table:table-cell table:formula="of:=IF(FLOOR([.M$4]*[.$E23];1)+[.$B23]&lt;[.$C23]; FLOOR([.M$4]*[.$E23];1)+[.$B23];IF(FLOOR((FLOOR([.M$4]*[.$E23];1)+[.$B23]+[.$C23])/2;1)&gt;[.$D23];[.$D23];FLOOR((FLOOR([.M$4]*[.$E23];1)+[.$B23]+[.$C23])/2;1)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table:formula="of:=IF(FLOOR([.F$4]*[.$E24];1)+[.$B24]&lt;[.$C24]; FLOOR([.F$4]*[.$E24];1)+[.$B24];IF(FLOOR((FLOOR([.F$4]*[.$E24];1)+[.$B24]+[.$C24])/2;1)&gt;[.$D24];[.$D24];FLOOR((FLOOR([.F$4]*[.$E24];1)+[.$B24]+[.$C24])/2;1)))" office:value-type="float" office:value="4" calcext:value-type="float">
            <text:p>4</text:p>
          </table:table-cell>
          <table:table-cell table:formula="of:=IF(FLOOR([.G$4]*[.$E24];1)+[.$B24]&lt;[.$C24]; FLOOR([.G$4]*[.$E24];1)+[.$B24];IF(FLOOR((FLOOR([.G$4]*[.$E24];1)+[.$B24]+[.$C24])/2;1)&gt;[.$D24];[.$D24];FLOOR((FLOOR([.G$4]*[.$E24];1)+[.$B24]+[.$C24])/2;1)))" office:value-type="float" office:value="6" calcext:value-type="float">
            <text:p>6</text:p>
          </table:table-cell>
          <table:table-cell table:formula="of:=IF(FLOOR([.H$4]*[.$E24];1)+[.$B24]&lt;[.$C24]; FLOOR([.H$4]*[.$E24];1)+[.$B24];IF(FLOOR((FLOOR([.H$4]*[.$E24];1)+[.$B24]+[.$C24])/2;1)&gt;[.$D24];[.$D24];FLOOR((FLOOR([.H$4]*[.$E24];1)+[.$B24]+[.$C24])/2;1)))" office:value-type="float" office:value="8" calcext:value-type="float">
            <text:p>8</text:p>
          </table:table-cell>
          <table:table-cell table:formula="of:=IF(FLOOR([.I$4]*[.$E24];1)+[.$B24]&lt;[.$C24]; FLOOR([.I$4]*[.$E24];1)+[.$B24];IF(FLOOR((FLOOR([.I$4]*[.$E24];1)+[.$B24]+[.$C24])/2;1)&gt;[.$D24];[.$D24];FLOOR((FLOOR([.I$4]*[.$E24];1)+[.$B24]+[.$C24])/2;1)))" office:value-type="float" office:value="8" calcext:value-type="float">
            <text:p>8</text:p>
          </table:table-cell>
          <table:table-cell table:formula="of:=IF(FLOOR([.J$4]*[.$E24];1)+[.$B24]&lt;[.$C24]; FLOOR([.J$4]*[.$E24];1)+[.$B24];IF(FLOOR((FLOOR([.J$4]*[.$E24];1)+[.$B24]+[.$C24])/2;1)&gt;[.$D24];[.$D24];FLOOR((FLOOR([.J$4]*[.$E24];1)+[.$B24]+[.$C24])/2;1)))" office:value-type="float" office:value="10" calcext:value-type="float">
            <text:p>10</text:p>
          </table:table-cell>
          <table:table-cell table:formula="of:=IF(FLOOR([.K$4]*[.$E24];1)+[.$B24]&lt;[.$C24]; FLOOR([.K$4]*[.$E24];1)+[.$B24];IF(FLOOR((FLOOR([.K$4]*[.$E24];1)+[.$B24]+[.$C24])/2;1)&gt;[.$D24];[.$D24];FLOOR((FLOOR([.K$4]*[.$E24];1)+[.$B24]+[.$C24])/2;1)))" office:value-type="float" office:value="12" calcext:value-type="float">
            <text:p>12</text:p>
          </table:table-cell>
          <table:table-cell table:formula="of:=IF(FLOOR([.L$4]*[.$E24];1)+[.$B24]&lt;[.$C24]; FLOOR([.L$4]*[.$E24];1)+[.$B24];IF(FLOOR((FLOOR([.L$4]*[.$E24];1)+[.$B24]+[.$C24])/2;1)&gt;[.$D24];[.$D24];FLOOR((FLOOR([.L$4]*[.$E24];1)+[.$B24]+[.$C24])/2;1)))" office:value-type="float" office:value="12" calcext:value-type="float">
            <text:p>12</text:p>
          </table:table-cell>
          <table:table-cell table:formula="of:=IF(FLOOR([.M$4]*[.$E24];1)+[.$B24]&lt;[.$C24]; FLOOR([.M$4]*[.$E24];1)+[.$B24];IF(FLOOR((FLOOR([.M$4]*[.$E24];1)+[.$B24]+[.$C24])/2;1)&gt;[.$D24];[.$D24];FLOOR((FLOOR([.M$4]*[.$E24];1)+[.$B24]+[.$C24])/2;1)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FLOOR([.F$4]*[.$E25];1)+[.$B25]&lt;[.$C25]; FLOOR([.F$4]*[.$E25];1)+[.$B25];IF(FLOOR((FLOOR([.F$4]*[.$E25];1)+[.$B25]+[.$C25])/2;1)&gt;[.$D25];[.$D25];FLOOR((FLOOR([.F$4]*[.$E25];1)+[.$B25]+[.$C25])/2;1)))" office:value-type="float" office:value="4" calcext:value-type="float">
            <text:p>4</text:p>
          </table:table-cell>
          <table:table-cell table:formula="of:=IF(FLOOR([.G$4]*[.$E25];1)+[.$B25]&lt;[.$C25]; FLOOR([.G$4]*[.$E25];1)+[.$B25];IF(FLOOR((FLOOR([.G$4]*[.$E25];1)+[.$B25]+[.$C25])/2;1)&gt;[.$D25];[.$D25];FLOOR((FLOOR([.G$4]*[.$E25];1)+[.$B25]+[.$C25])/2;1)))" office:value-type="float" office:value="5" calcext:value-type="float">
            <text:p>5</text:p>
          </table:table-cell>
          <table:table-cell table:formula="of:=IF(FLOOR([.H$4]*[.$E25];1)+[.$B25]&lt;[.$C25]; FLOOR([.H$4]*[.$E25];1)+[.$B25];IF(FLOOR((FLOOR([.H$4]*[.$E25];1)+[.$B25]+[.$C25])/2;1)&gt;[.$D25];[.$D25];FLOOR((FLOOR([.H$4]*[.$E25];1)+[.$B25]+[.$C25])/2;1)))" office:value-type="float" office:value="6" calcext:value-type="float">
            <text:p>6</text:p>
          </table:table-cell>
          <table:table-cell table:formula="of:=IF(FLOOR([.I$4]*[.$E25];1)+[.$B25]&lt;[.$C25]; FLOOR([.I$4]*[.$E25];1)+[.$B25];IF(FLOOR((FLOOR([.I$4]*[.$E25];1)+[.$B25]+[.$C25])/2;1)&gt;[.$D25];[.$D25];FLOOR((FLOOR([.I$4]*[.$E25];1)+[.$B25]+[.$C25])/2;1)))" office:value-type="float" office:value="6" calcext:value-type="float">
            <text:p>6</text:p>
          </table:table-cell>
          <table:table-cell table:formula="of:=IF(FLOOR([.J$4]*[.$E25];1)+[.$B25]&lt;[.$C25]; FLOOR([.J$4]*[.$E25];1)+[.$B25];IF(FLOOR((FLOOR([.J$4]*[.$E25];1)+[.$B25]+[.$C25])/2;1)&gt;[.$D25];[.$D25];FLOOR((FLOOR([.J$4]*[.$E25];1)+[.$B25]+[.$C25])/2;1)))" office:value-type="float" office:value="7" calcext:value-type="float">
            <text:p>7</text:p>
          </table:table-cell>
          <table:table-cell table:formula="of:=IF(FLOOR([.K$4]*[.$E25];1)+[.$B25]&lt;[.$C25]; FLOOR([.K$4]*[.$E25];1)+[.$B25];IF(FLOOR((FLOOR([.K$4]*[.$E25];1)+[.$B25]+[.$C25])/2;1)&gt;[.$D25];[.$D25];FLOOR((FLOOR([.K$4]*[.$E25];1)+[.$B25]+[.$C25])/2;1)))" office:value-type="float" office:value="7" calcext:value-type="float">
            <text:p>7</text:p>
          </table:table-cell>
          <table:table-cell table:formula="of:=IF(FLOOR([.L$4]*[.$E25];1)+[.$B25]&lt;[.$C25]; FLOOR([.L$4]*[.$E25];1)+[.$B25];IF(FLOOR((FLOOR([.L$4]*[.$E25];1)+[.$B25]+[.$C25])/2;1)&gt;[.$D25];[.$D25];FLOOR((FLOOR([.L$4]*[.$E25];1)+[.$B25]+[.$C25])/2;1)))" office:value-type="float" office:value="7" calcext:value-type="float">
            <text:p>7</text:p>
          </table:table-cell>
          <table:table-cell table:formula="of:=IF(FLOOR([.M$4]*[.$E25];1)+[.$B25]&lt;[.$C25]; FLOOR([.M$4]*[.$E25];1)+[.$B25];IF(FLOOR((FLOOR([.M$4]*[.$E25];1)+[.$B25]+[.$C25])/2;1)&gt;[.$D25];[.$D25];FLOOR((FLOOR([.M$4]*[.$E25];1)+[.$B25]+[.$C25])/2;1)))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FLOOR([.F$4]*[.$E26];1)+[.$B26]&lt;[.$C26]; FLOOR([.F$4]*[.$E26];1)+[.$B26];IF(FLOOR((FLOOR([.F$4]*[.$E26];1)+[.$B26]+[.$C26])/2;1)&gt;[.$D26];[.$D26];FLOOR((FLOOR([.F$4]*[.$E26];1)+[.$B26]+[.$C26])/2;1)))" office:value-type="float" office:value="1" calcext:value-type="float">
            <text:p>1</text:p>
          </table:table-cell>
          <table:table-cell table:formula="of:=IF(FLOOR([.G$4]*[.$E26];1)+[.$B26]&lt;[.$C26]; FLOOR([.G$4]*[.$E26];1)+[.$B26];IF(FLOOR((FLOOR([.G$4]*[.$E26];1)+[.$B26]+[.$C26])/2;1)&gt;[.$D26];[.$D26];FLOOR((FLOOR([.G$4]*[.$E26];1)+[.$B26]+[.$C26])/2;1)))" office:value-type="float" office:value="2" calcext:value-type="float">
            <text:p>2</text:p>
          </table:table-cell>
          <table:table-cell table:formula="of:=IF(FLOOR([.H$4]*[.$E26];1)+[.$B26]&lt;[.$C26]; FLOOR([.H$4]*[.$E26];1)+[.$B26];IF(FLOOR((FLOOR([.H$4]*[.$E26];1)+[.$B26]+[.$C26])/2;1)&gt;[.$D26];[.$D26];FLOOR((FLOOR([.H$4]*[.$E26];1)+[.$B26]+[.$C26])/2;1)))" office:value-type="float" office:value="3" calcext:value-type="float">
            <text:p>3</text:p>
          </table:table-cell>
          <table:table-cell table:formula="of:=IF(FLOOR([.I$4]*[.$E26];1)+[.$B26]&lt;[.$C26]; FLOOR([.I$4]*[.$E26];1)+[.$B26];IF(FLOOR((FLOOR([.I$4]*[.$E26];1)+[.$B26]+[.$C26])/2;1)&gt;[.$D26];[.$D26];FLOOR((FLOOR([.I$4]*[.$E26];1)+[.$B26]+[.$C26])/2;1)))" office:value-type="float" office:value="3" calcext:value-type="float">
            <text:p>3</text:p>
          </table:table-cell>
          <table:table-cell table:formula="of:=IF(FLOOR([.J$4]*[.$E26];1)+[.$B26]&lt;[.$C26]; FLOOR([.J$4]*[.$E26];1)+[.$B26];IF(FLOOR((FLOOR([.J$4]*[.$E26];1)+[.$B26]+[.$C26])/2;1)&gt;[.$D26];[.$D26];FLOOR((FLOOR([.J$4]*[.$E26];1)+[.$B26]+[.$C26])/2;1)))" office:value-type="float" office:value="5" calcext:value-type="float">
            <text:p>5</text:p>
          </table:table-cell>
          <table:table-cell table:formula="of:=IF(FLOOR([.K$4]*[.$E26];1)+[.$B26]&lt;[.$C26]; FLOOR([.K$4]*[.$E26];1)+[.$B26];IF(FLOOR((FLOOR([.K$4]*[.$E26];1)+[.$B26]+[.$C26])/2;1)&gt;[.$D26];[.$D26];FLOOR((FLOOR([.K$4]*[.$E26];1)+[.$B26]+[.$C26])/2;1)))" office:value-type="float" office:value="6" calcext:value-type="float">
            <text:p>6</text:p>
          </table:table-cell>
          <table:table-cell table:formula="of:=IF(FLOOR([.L$4]*[.$E26];1)+[.$B26]&lt;[.$C26]; FLOOR([.L$4]*[.$E26];1)+[.$B26];IF(FLOOR((FLOOR([.L$4]*[.$E26];1)+[.$B26]+[.$C26])/2;1)&gt;[.$D26];[.$D26];FLOOR((FLOOR([.L$4]*[.$E26];1)+[.$B26]+[.$C26])/2;1)))" office:value-type="float" office:value="6" calcext:value-type="float">
            <text:p>6</text:p>
          </table:table-cell>
          <table:table-cell table:formula="of:=IF(FLOOR([.M$4]*[.$E26];1)+[.$B26]&lt;[.$C26]; FLOOR([.M$4]*[.$E26];1)+[.$B26];IF(FLOOR((FLOOR([.M$4]*[.$E26];1)+[.$B26]+[.$C26])/2;1)&gt;[.$D26];[.$D26];FLOOR((FLOOR([.M$4]*[.$E26];1)+[.$B26]+[.$C26])/2;1)))" office:value-type="float" office:value="6" calcext:value-type="float">
            <text:p>6</text:p>
          </table:table-cell>
        </table:table-row>
        <calcext:conditional-formats>
          <calcext:conditional-format calcext:target-range-address="Sheet1.F5:Sheet1.M26">
            <calcext:color-scale>
              <calcext:color-scale-entry calcext:value="3" calcext:type="number" calcext:color="#ff0000"/>
              <calcext:color-scale-entry calcext:value="9" calcext:type="number" calcext:color="#008000"/>
              <calcext:color-scale-entry calcext:value="20" calcext:type="number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1:31:20.936548980</meta:creation-date>
    <dc:date>2014-12-22T14:34:07.904771971</dc:date>
    <meta:editing-duration>PT45M34S</meta:editing-duration>
    <meta:editing-cycles>1</meta:editing-cycles>
    <meta:generator>LibreOffice/4.3.3.2$Linux_X86_64 LibreOffice_project/430m0$Build-2</meta:generator>
    <meta:document-statistic meta:table-count="1" meta:cell-count="315" meta:object-count="0"/>
  </office:meta>
</office:document-meta>
</file>